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03053C7E16C.png"/>
  <manifest:file-entry manifest:media-type="" manifest:full-path="Pictures/20000070000041B9000024F2B0AE87D5.wmf"/>
  <manifest:file-entry manifest:media-type="" manifest:full-path="Pictures/2000005000022FF70000E768FE6E4616.wmf"/>
  <manifest:file-entry manifest:media-type="" manifest:full-path="Pictures/2000006A00004231000024280B3CA474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cm" fo:margin-left="-0.199cm" table:align="left" style:writing-mode="lr-tb"/>
    </style:style>
    <style:style style:name="Table1.A" style:family="table-column">
      <style:table-column-properties style:column-width="4.953cm"/>
    </style:style>
    <style:style style:name="Table1.B" style:family="table-column">
      <style:table-column-properties style:column-width="9.843cm"/>
    </style:style>
    <style:style style:name="Table1.C" style:family="table-column">
      <style:table-column-properties style:column-width="2.10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011cm" table:align="left" style:writing-mode="lr-tb"/>
    </style:style>
    <style:style style:name="Table2.A" style:family="table-column">
      <style:table-column-properties style:column-width="2.251cm"/>
    </style:style>
    <style:style style:name="Table2.B" style:family="table-column">
      <style:table-column-properties style:column-width="1.75cm"/>
    </style:style>
    <style:style style:name="Table2.C" style:family="table-column">
      <style:table-column-properties style:column-width="9.252cm"/>
    </style:style>
    <style:style style:name="Table2.D" style:family="table-column">
      <style:table-column-properties style:column-width="3.75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2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Текст">
      <style:paragraph-properties fo:keep-together="always"/>
    </style:style>
    <style:style style:name="P2" style:family="paragraph" style:parent-style-name="Текст">
      <style:text-properties fo:language="en" fo:country="US"/>
    </style:style>
    <style:style style:name="P3" style:family="paragraph" style:parent-style-name="Текст">
      <style:paragraph-properties fo:keep-together="always"/>
      <style:text-properties fo:language="en" fo:country="US"/>
    </style:style>
    <style:style style:name="P4" style:family="paragraph" style:parent-style-name="Текст">
      <style:paragraph-properties fo:margin-top="0.212cm" fo:margin-bottom="0cm"/>
    </style:style>
    <style:style style:name="P5" style:family="paragraph" style:parent-style-name="Текст">
      <style:paragraph-properties fo:margin-top="0.212cm" fo:margin-bottom="0cm" fo:keep-together="always"/>
    </style:style>
    <style:style style:name="P6" style:family="paragraph" style:parent-style-name="Текст">
      <style:paragraph-properties fo:keep-together="always" fo:break-before="page"/>
      <style:text-properties fo:language="en" fo:country="US"/>
    </style:style>
    <style:style style:name="P7" style:family="paragraph" style:parent-style-name="Heading_20_1">
      <style:paragraph-properties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style:font-name="Times New Roman" style:font-name-complex="Times New Roman" style:font-size-complex="14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Contents_20_2">
      <style:paragraph-properties>
        <style:tab-stops>
          <style:tab-stop style:position="16.076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Text_20_body" style:master-page-name="Convert_20_1">
      <style:paragraph-properties style:page-number="1"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Table_20_Title">
      <style:paragraph-properties style:snap-to-layout-grid="false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style:snap-to-layout-grid="false"/>
      <style:text-properties fo:font-weight="bold" style:font-weight-asian="bold"/>
    </style:style>
    <style:style style:name="P22" style:family="paragraph" style:parent-styl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24" style:family="paragraph" style:parent-style-name="Standard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5" style:family="paragraph" style:parent-style-name="Standard" style:list-style-name="WW8Num3"/>
    <style:style style:name="P26" style:family="paragraph" style:parent-style-name="Standard" style:list-style-name="WW8Num3"/>
    <style:style style:name="P27" style:family="paragraph" style:parent-style-name="Standard" style:list-style-name="WW8Num3"/>
    <style:style style:name="P28" style:family="paragraph" style:parent-style-name="Standard" style:list-style-name="WW8Num14"/>
    <style:style style:name="P29" style:family="paragraph" style:parent-style-name="Standard" style:list-style-name="WW8Num16"/>
    <style:style style:name="P30" style:family="paragraph" style:parent-style-name="Standard" style:list-style-name="WW8Num16"/>
    <style:style style:name="P31" style:family="paragraph" style:parent-style-name="Standard" style:list-style-name="WW8Num14"/>
    <style:style style:name="P32" style:family="paragraph" style:parent-style-name="Standard" style:list-style-name="WW8Num1"/>
    <style:style style:name="P33" style:family="paragraph" style:parent-style-name="Standard" style:list-style-name="WW8Num1"/>
    <style:style style:name="P34" style:family="paragraph" style:parent-style-name="Standard" style:list-style-name="WW8Num1"/>
    <style:style style:name="P35" style:family="paragraph" style:parent-style-name="Standard" style:list-style-name="WW8Num1"/>
    <style:style style:name="P36" style:family="paragraph" style:parent-style-name="Standard" style:list-style-name="WW8Num1"/>
    <style:style style:name="P37" style:family="paragraph" style:parent-style-name="Standard" style:list-style-name="WW8Num1"/>
    <style:style style:name="P38" style:family="paragraph" style:parent-style-name="Standard" style:list-style-name="WW8Num1"/>
    <style:style style:name="P39" style:family="paragraph" style:parent-style-name="Standard" style:list-style-name="WW8Num1"/>
    <style:style style:name="P40" style:family="paragraph" style:parent-style-name="Standard" style:list-style-name="WW8Num8"/>
    <style:style style:name="P41" style:family="paragraph" style:parent-style-name="Standard" style:list-style-name="WW8Num8"/>
    <style:style style:name="P42" style:family="paragraph" style:parent-style-name="Standard" style:list-style-name="WW8Num8"/>
    <style:style style:name="P43" style:family="paragraph" style:parent-style-name="Standard" style:list-style-name="WW8Num8"/>
    <style:style style:name="P44" style:family="paragraph" style:parent-style-name="Standard" style:list-style-name="WW8Num8"/>
    <style:style style:name="P45" style:family="paragraph" style:parent-style-name="Standard" style:list-style-name="WW8Num8"/>
    <style:style style:name="P46" style:family="paragraph" style:parent-style-name="Standard" style:list-style-name="WW8Num12"/>
    <style:style style:name="P47" style:family="paragraph" style:parent-style-name="Standard" style:list-style-name="WW8Num12"/>
    <style:style style:name="P48" style:family="paragraph" style:parent-style-name="Standard" style:list-style-name="WW8Num12"/>
    <style:style style:name="P49" style:family="paragraph" style:parent-style-name="Standard" style:list-style-name="WW8Num12"/>
    <style:style style:name="P50" style:family="paragraph" style:parent-style-name="Standard" style:list-style-name="WW8Num12"/>
    <style:style style:name="P51" style:family="paragraph" style:parent-style-name="Standard" style:list-style-name="WW8Num12"/>
    <style:style style:name="P52" style:family="paragraph" style:parent-style-name="Standard" style:list-style-name="WW8Num12"/>
    <style:style style:name="P53" style:family="paragraph" style:parent-style-name="Standard" style:list-style-name="WW8Num13"/>
    <style:style style:name="P54" style:family="paragraph" style:parent-style-name="Standard" style:list-style-name="WW8Num13"/>
    <style:style style:name="P55" style:family="paragraph" style:parent-style-name="Standard">
      <style:paragraph-properties style:snap-to-layout-grid="false"/>
    </style:style>
    <style:style style:name="P5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57" style:family="paragraph" style:parent-style-name="Standard">
      <style:paragraph-properties style:snap-to-layout-grid="false"/>
      <style:text-properties fo:font-size="10pt" fo:language="en" fo:country="US" style:font-size-asian="10pt" style:font-size-complex="10pt"/>
    </style:style>
    <style:style style:name="P58" style:family="paragraph" style:parent-style-name="Standard" style:list-style-name="WW8Num10"/>
    <style:style style:name="P59" style:family="paragraph" style:parent-style-name="Standard" style:list-style-name="WW8Num10"/>
    <style:style style:name="P60" style:family="paragraph" style:parent-style-name="Standard" style:list-style-name="WW8Num10"/>
    <style:style style:name="P61" style:family="paragraph" style:parent-style-name="Standard" style:list-style-name="WW8Num5"/>
    <style:style style:name="P62" style:family="paragraph" style:parent-style-name="Standard" style:list-style-name="WW8Num5"/>
    <style:style style:name="P63" style:family="paragraph" style:parent-style-name="Standard" style:list-style-name="WW8Num5"/>
    <style:style style:name="P64" style:family="paragraph" style:parent-style-name="Standard" style:list-style-name="WW8Num5"/>
    <style:style style:name="P65" style:family="paragraph" style:parent-style-name="Standard" style:list-style-name="WW8Num11"/>
    <style:style style:name="P66" style:family="paragraph" style:parent-style-name="Standard" style:list-style-name="WW8Num11"/>
    <style:style style:name="P67" style:family="paragraph" style:parent-style-name="Standard" style:list-style-name="WW8Num11"/>
    <style:style style:name="P68" style:family="paragraph" style:parent-style-name="Standard" style:list-style-name="WW8Num11"/>
    <style:style style:name="P69" style:family="paragraph" style:parent-style-name="Standard" style:list-style-name="WW8Num4"/>
    <style:style style:name="P70" style:family="paragraph" style:parent-style-name="Standard" style:list-style-name="WW8Num4"/>
    <style:style style:name="P7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2" style:family="paragraph" style:parent-style-name="Standard">
      <style:text-properties fo:language="none" fo:country="none" style:language-asian="none" style:country-asian="none"/>
    </style:style>
    <style:style style:name="P73" style:family="paragraph" style:parent-style-name="Standard" style:list-style-name="WW8Num9"/>
    <style:style style:name="P74" style:family="paragraph" style:parent-style-name="Standard" style:list-style-name="WW8Num9"/>
    <style:style style:name="P75" style:family="paragraph" style:parent-style-name="Standard" style:list-style-name="WW8Num9"/>
    <style:style style:name="P76" style:family="paragraph" style:parent-style-name="Standard" style:list-style-name="WW8Num9"/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 style:list-style-name="WW8Num15">
      <style:paragraph-properties fo:text-align="justify" style:justify-single-word="false"/>
    </style:style>
    <style:style style:name="P79" style:family="paragraph" style:parent-style-name="Standard" style:list-style-name="WW8Num15">
      <style:paragraph-properties fo:text-align="justify" style:justify-single-word="false"/>
    </style:style>
    <style:style style:name="P80" style:family="paragraph" style:parent-style-name="Standard" style:list-style-name="WW8Num15">
      <style:paragraph-properties fo:text-align="justify" style:justify-single-word="false"/>
    </style:style>
    <style:style style:name="P81" style:family="paragraph" style:parent-style-name="Standard" style:list-style-name="WW8Num15">
      <style:paragraph-properties fo:text-align="justify" style:justify-single-word="false"/>
    </style:style>
    <style:style style:name="P82" style:family="paragraph" style:parent-style-name="Standard" style:list-style-name="WW8Num15">
      <style:paragraph-properties fo:text-align="justify" style:justify-single-word="false"/>
    </style:style>
    <style:style style:name="P83" style:family="paragraph" style:parent-style-name="Standard" style:list-style-name="WW8Num6">
      <style:paragraph-properties fo:text-align="justify" style:justify-single-word="false"/>
    </style:style>
    <style:style style:name="P84" style:family="paragraph" style:parent-style-name="Standard" style:list-style-name="WW8Num6">
      <style:paragraph-properties fo:text-align="justify" style:justify-single-word="false"/>
    </style:style>
    <style:style style:name="P85" style:family="paragraph" style:parent-style-name="Standard" style:list-style-name="WW8Num6">
      <style:paragraph-properties fo:text-align="justify" style:justify-single-word="false"/>
    </style:style>
    <style:style style:name="P86" style:family="paragraph" style:parent-style-name="Standard" style:list-style-name="WW8Num6">
      <style:paragraph-properties fo:text-align="justify" style:justify-single-word="false"/>
    </style:style>
    <style:style style:name="P87" style:family="paragraph" style:parent-style-name="Standard" style:list-style-name="WW8Num6">
      <style:paragraph-properties fo:text-align="justify" style:justify-single-word="false"/>
    </style:style>
    <style:style style:name="P88" style:family="paragraph" style:parent-style-name="Standard" style:list-style-name="WW8Num7">
      <style:paragraph-properties fo:text-align="justify" style:justify-single-word="false"/>
    </style:style>
    <style:style style:name="P89" style:family="paragraph" style:parent-style-name="Standard" style:list-style-name="WW8Num7">
      <style:paragraph-properties fo:text-align="justify" style:justify-single-word="false"/>
    </style:style>
    <style:style style:name="P90" style:family="paragraph" style:parent-style-name="Standard" style:list-style-name="WW8Num7">
      <style:paragraph-properties fo:text-align="justify" style:justify-single-word="false"/>
    </style:style>
    <style:style style:name="P91" style:family="paragraph" style:parent-style-name="Standard" style:list-style-name="WW8Num7">
      <style:paragraph-properties fo:text-align="justify" style:justify-single-word="false"/>
    </style:style>
    <style:style style:name="P92" style:family="paragraph" style:parent-style-name="Standard" style:list-style-name="WW8Num7">
      <style:paragraph-properties fo:text-align="justify" style:justify-single-word="false"/>
    </style:style>
    <style:style style:name="P93" style:family="paragraph" style:parent-style-name="Standard" style:list-style-name="WW8Num7">
      <style:paragraph-properties fo:text-align="justify" style:justify-single-word="false"/>
    </style:style>
    <style:style style:name="P94" style:family="paragraph" style:parent-style-name="Standard" style:list-style-name="WW8Num1"/>
    <style:style style:name="P95" style:family="paragraph" style:parent-style-name="Standard">
      <style:paragraph-properties fo:margin-left="1.002cm" fo:margin-right="0cm" fo:text-indent="0cm" style:auto-text-indent="false"/>
    </style:style>
    <style:style style:name="P96" style:family="paragraph" style:parent-style-name="Standard">
      <style:paragraph-properties fo:margin-left="0.501cm" fo:margin-right="0cm" fo:text-indent="0cm" style:auto-text-indent="false"/>
    </style:style>
    <style:style style:name="P97" style:family="paragraph" style:parent-style-name="Standard">
      <style:paragraph-properties fo:break-before="page"/>
    </style:style>
    <style:style style:name="P98" style:family="paragraph" style:parent-style-name="Standard">
      <style:paragraph-properties fo:break-before="page"/>
      <style:text-properties fo:language="en" fo:country="US"/>
    </style:style>
    <style:style style:name="P99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00" style:family="paragraph" style:parent-style-name="Standard">
      <style:paragraph-properties fo:margin-left="1.016cm" fo:margin-right="0cm" fo:text-align="justify" style:justify-single-word="false" fo:text-indent="0cm" style:auto-text-indent="false"/>
    </style:style>
    <style:style style:name="P101" style:family="paragraph" style:parent-style-name="Standard">
      <style:paragraph-properties fo:margin-top="0.212cm" fo:margin-bottom="0cm"/>
    </style:style>
    <style:style style:name="P102" style:family="paragraph" style:parent-style-name="Standard" style:master-pag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103" style:family="paragraph" style:parent-style-name="Title">
      <style:paragraph-properties fo:text-align="end" style:justify-single-word="false"/>
    </style:style>
    <style:style style:name="P104" style:family="paragraph" style:parent-style-name="Title">
      <style:paragraph-properties fo:text-align="end" style:justify-single-word="false"/>
      <style:text-properties fo:language="none" fo:country="none" style:language-asian="none" style:country-asian="none"/>
    </style:style>
    <style:style style:name="P105" style:family="paragraph" style:parent-style-name="Title">
      <style:paragraph-properties fo:break-before="page"/>
    </style:style>
    <style:style style:name="P10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107" style:family="paragraph" style:parent-style-name="Header">
      <style:paragraph-properties style:snap-to-layout-grid="false"/>
    </style:style>
    <style:style style:name="P108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109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110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111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112" style:family="paragraph" style:parent-style-name="Table_20_Text">
      <style:paragraph-properties fo:text-align="center" style:justify-single-word="false" style:snap-to-layout-grid="false"/>
    </style:style>
    <style:style style:name="P113" style:family="paragraph" style:parent-style-name="Table_20_Text">
      <style:paragraph-properties fo:text-align="start" style:justify-single-word="false"/>
    </style:style>
    <style:style style:name="P114" style:family="paragraph" style:parent-style-name="Table_20_Text">
      <style:paragraph-properties fo:text-align="start" style:justify-single-word="false" style:snap-to-layout-grid="false"/>
    </style:style>
    <style:style style:name="P115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116" style:family="paragraph" style:parent-style-name="Contents_20_3">
      <style:paragraph-properties>
        <style:tab-stops>
          <style:tab-stop style:position="15.653cm" style:type="right" style:leader-style="dotted" style:leader-text="."/>
        </style:tab-stops>
      </style:paragraph-properties>
    </style:style>
    <style:style style:name="P117" style:family="paragraph" style:parent-style-name="Contents_20_4">
      <style:paragraph-properties>
        <style:tab-stops>
          <style:tab-stop style:position="15.229cm" style:type="right" style:leader-style="dotted" style:leader-text="."/>
        </style:tab-stops>
      </style:paragraph-properties>
    </style:style>
    <style:style style:name="P118" style:family="paragraph">
      <style:paragraph-properties fo:text-align="center" style:writing-mode="lr-tb"/>
      <style:text-properties fo:font-size="24pt"/>
    </style:style>
    <style:style style:name="P119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style-complex="italic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fo:language="en" fo:country="US" fo:font-weight="bold" style:font-size-asian="10pt" style:language-asian="none" style:country-asian="none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1pt" fo:font-style="italic" style:font-size-asian="11pt" style:font-style-asian="italic"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font-name="Arial" fo:font-size="10pt" fo:language="de" fo:country="DE" fo:font-style="italic" style:font-size-asian="10pt" style:font-style-asian="italic" style:font-name-complex="Arial" style:font-size-complex="10pt" style:font-style-complex="italic"/>
    </style:style>
    <style:style style:name="T19" style:family="text">
      <style:text-properties style:font-name="Symbol"/>
    </style:style>
    <style:style style:name="T20" style:family="text"/>
    <style:style style:name="T21" style:family="text">
      <style:text-properties style:use-window-font-color="true" style:font-name="Times New Roman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center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339966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CISme" text:name="Title"/>
        <text:user-field-decl office:value-type="string" office:string-value="Техническое описание" text:name="Subject"/>
      </text:user-field-decls>
      <text:p text:style-name="P10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104"><text:user-field-get text:name="Title">MCISme</text:user-field-get></text:p>
      <text:p text:style-name="P103"><text:subject>Техническое описание</text:subject></text:p>
      <text:h text:style-name="P9" text:outline-level="2" text:is-list-header="true"/>
      <text:h text:style-name="P9" text:outline-level="2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</text:index-source-styles>
        </text:table-of-content-source>
        <text:index-body>
          <text:p><text:s/>MCISme<text:tab/>1</text:p>
          <text:p text:style-name="P14"><text:s/>Техническое описание<text:tab/>1</text:p>
          <text:p text:style-name="P14"><text:a xlink:type="simple" xlink:href="#1.Введение (Introduction)|outline">1 Введение (Introduction)<text:tab/>2</text:a></text:p>
          <text:p text:style-name="P13"><text:a xlink:type="simple" xlink:href="#1.1.Цель (Purpose)|outline">1.1 Цель (Purpose)<text:tab/>2</text:a></text:p>
          <text:p text:style-name="P13"><text:a xlink:type="simple" xlink:href="#1.2.Область действия (Scope)|outline">1.2 Область действия (Scope)<text:tab/>2</text:a></text:p>
          <text:p text:style-name="P13"><text:a xlink:type="simple" xlink:href="#1.3.Определения и сокращения (Definitions, Acronyms and Abbreviations)|outline">1.3 Определения и сокращения (Definitions, Acronyms and Abbreviations)<text:tab/>2</text:a></text:p>
          <text:p text:style-name="P116"><text:a xlink:type="simple" xlink:href="#1.3.1.Источник данных|outline">1.3.1 Источник данных<text:tab/>2</text:a></text:p>
          <text:p text:style-name="P13"><text:a xlink:type="simple" xlink:href="#1.4.Ссылки (References)|outline">1.4 Ссылки (References)<text:tab/>2</text:a></text:p>
          <text:p text:style-name="P13"><text:a xlink:type="simple" xlink:href="#1.5.Краткое описание (Overview)|outline">1.5 Краткое описание (Overview)<text:tab/>2</text:a></text:p>
          <text:p text:style-name="P14"><text:a xlink:type="simple" xlink:href="#2.Обозрение в целом (General Overview) |outline">2 Обозрение в целом (General Overview) <text:tab/>3</text:a></text:p>
          <text:p text:style-name="P13"><text:a xlink:type="simple" xlink:href="#2.1.Обзор функциональных требований|outline">2.1 Обзор функциональных требований<text:tab/>3</text:a></text:p>
          <text:p text:style-name="P116"><text:a xlink:type="simple" xlink:href="#2.1.1.Базовые функции|outline">2.1.1 Базовые функции<text:tab/>3</text:a></text:p>
          <text:p text:style-name="P117"><text:a xlink:type="simple" xlink:href="#2.1.1.1.Формирование и доставка сообщений|outline">2.1.1.1 Формирование и доставка сообщений<text:tab/>3</text:a></text:p>
          <text:p text:style-name="P117"><text:a xlink:type="simple" xlink:href="#2.1.1.2.Программный интерфейс для внешнего администрирования|outline">2.1.1.2 Программный интерфейс для внешнего администрирования<text:tab/>3</text:a></text:p>
          <text:p text:style-name="P117"><text:a xlink:type="simple" xlink:href="#2.1.1.3.Сбор статистической информации|outline">2.1.1.3 Сбор статистической информации<text:tab/>3</text:a></text:p>
          <text:p text:style-name="P117"><text:a xlink:type="simple" xlink:href="#2.1.1.4.Управляющий интерфейс пользователя|outline">2.1.1.4 Управляющий интерфейс пользователя<text:tab/>3</text:a></text:p>
          <text:p text:style-name="P116"><text:a xlink:type="simple" xlink:href="#2.1.2.Участники взаимодействия|outline">2.1.2 Участники взаимодействия<text:tab/>4</text:a></text:p>
          <text:p text:style-name="P117"><text:a xlink:type="simple" xlink:href="#2.1.2.1.Абонент MCISme|outline">2.1.2.1 Абонент MCISme<text:tab/>5</text:a></text:p>
          <text:p text:style-name="P117"><text:a xlink:type="simple" xlink:href="#2.1.2.2.Пользователь MCIProf|outline">2.1.2.2 Пользователь MCIProf<text:tab/>5</text:a></text:p>
          <text:p text:style-name="P117"><text:a xlink:type="simple" xlink:href="#2.1.2.3.MCISme|outline">2.1.2.3 MCISme<text:tab/>5</text:a></text:p>
          <text:p text:style-name="P117"><text:a xlink:type="simple" xlink:href="#2.1.2.4.MCIProf|outline">2.1.2.4 MCIProf<text:tab/>5</text:a></text:p>
          <text:p text:style-name="P117"><text:a xlink:type="simple" xlink:href="#2.1.2.5.SS7 Stack|outline">2.1.2.5 SS7 Stack<text:tab/>5</text:a></text:p>
          <text:p text:style-name="P117"><text:a xlink:type="simple" xlink:href="#2.1.2.6.MSC|outline">2.1.2.6 MSC<text:tab/>5</text:a></text:p>
          <text:p text:style-name="P117"><text:a xlink:type="simple" xlink:href="#2.1.2.7.MS|outline">2.1.2.7 MS<text:tab/>5</text:a></text:p>
          <text:p text:style-name="P117"><text:a xlink:type="simple" xlink:href="#2.1.2.8.Администраторы MCISme &amp; MCIProf|outline">2.1.2.8 Администраторы MCISme &amp; MCIProf<text:tab/>5</text:a></text:p>
          <text:p text:style-name="P117"><text:a xlink:type="simple" xlink:href="#2.1.2.9.Консоль администратора|outline">2.1.2.9 Консоль администратора<text:tab/>6</text:a></text:p>
          <text:p text:style-name="P117"><text:a xlink:type="simple" xlink:href="#2.1.2.10.SMS центр|outline">2.1.2.10 SMS центр<text:tab/>6</text:a></text:p>
          <text:p text:style-name="P13"><text:a xlink:type="simple" xlink:href="#2.2.Обзор нефункциональных требований|outline">2.2 Обзор нефункциональных требований<text:tab/>7</text:a></text:p>
          <text:p text:style-name="P116"><text:a xlink:type="simple" xlink:href="#2.2.1.Платформа|outline">2.2.1 Платформа<text:tab/>7</text:a></text:p>
          <text:p text:style-name="P116"><text:a xlink:type="simple" xlink:href="#2.2.2.Протокол связи |outline">2.2.2 Протокол связи <text:tab/>7</text:a></text:p>
          <text:p text:style-name="P116"><text:a xlink:type="simple" xlink:href="#2.2.3.Число клиентов|outline">2.2.3 Число клиентов<text:tab/>7</text:a></text:p>
          <text:p text:style-name="P14"><text:a xlink:type="simple" xlink:href="#3.Реализация (Implementation)|outline">3 Реализация (Implementation)<text:tab/>8</text:a></text:p>
          <text:p text:style-name="P13"><text:a xlink:type="simple" xlink:href="#3.1.Общие принципы функционирования|outline">3.1 Общие принципы функционирования<text:tab/>8</text:a></text:p>
          <text:p text:style-name="P13"><text:a xlink:type="simple" xlink:href="#3.2.Логическая структура|outline">3.2 Логическая структура<text:tab/>8</text:a></text:p>
          <text:p text:style-name="P116"><text:a xlink:type="simple" xlink:href="#3.2.1.MCISme|outline">3.2.1 MCISme<text:tab/>8</text:a></text:p>
          <text:p text:style-name="P116"><text:a xlink:type="simple" xlink:href="#3.2.2.MCIProf|outline">3.2.2 MCIProf<text:tab/>8</text:a></text:p>
          <text:p text:style-name="P13"><text:a xlink:type="simple" xlink:href="#3.3.Конфигурирование сервиса|outline">3.3 Конфигурирование сервиса<text:tab/>10</text:a></text:p>
          <text:p text:style-name="P116"><text:a xlink:type="simple" xlink:href="#3.3.1.Общая конфигурация сервиса|outline">3.3.1 Общая конфигурация сервиса<text:tab/>10</text:a></text:p>
          <text:p text:style-name="P116"><text:a xlink:type="simple" xlink:href="#3.3.2.Конфигурирование причин переадресации на сервсис|outline">3.3.2 Конфигурирование причин переадресации на сервсис<text:tab/>10</text:a></text:p>
          <text:p text:style-name="P116"><text:a xlink:type="simple" xlink:href="#3.3.3.Задание шаблонов сообщений|outline">3.3.3 Задание шаблонов сообщений<text:tab/>10</text:a></text:p>
          <text:p text:style-name="P116"><text:a xlink:type="simple" xlink:href="#3.3.4.Конфигурирование сервиса MCIProf|outline">3.3.4 Конфигурирование сервиса MCIProf<text:tab/>11</text:a></text:p>
          <text:p text:style-name="P117"><text:a xlink:type="simple" xlink:href="#3.3.4.1.Система USSD меню|outline">3.3.4.1 Система USSD меню<text:tab/>12</text:a></text:p>
          <text:p text:style-name="P116"><text:a xlink:type="simple" xlink:href="#3.3.5.Применение изменений конфигурации|outline">3.3.5 Применение изменений конфигурации<text:tab/>12</text:a></text:p>
          <text:p text:style-name="P13"><text:a xlink:type="simple" xlink:href="#3.4.Мониторинг работы сервиса|outline">3.4 Мониторинг работы сервиса<text:tab/>13</text:a></text:p>
          <text:p text:style-name="P116"><text:a xlink:type="simple" xlink:href="#3.4.1.Общие параметры работы сервиса|outline">3.4.1 Общие параметры работы сервиса<text:tab/>13</text:a></text:p>
          <text:p text:style-name="P116"><text:a xlink:type="simple" xlink:href="#3.4.2.Статистика|outline">3.4.2 Статистика<text:tab/>13</text:a></text:p>
          <text:p text:style-name="P14"><text:a xlink:type="simple" xlink:href="#4.Приложения|outline">4 Приложения<text:tab/>14</text:a></text:p>
          <text:p text:style-name="P13"><text:a xlink:type="simple" xlink:href="#4.1.Использование системы USSD меню сервиса MCIProf|outline">4.1 Использование системы USSD меню сервиса MCIProf<text:tab/>14</text:a></text:p>
          <text:p text:style-name="P116"><text:a xlink:type="simple" xlink:href="#4.1.1.Зависимость от стратегии сервиса MCISme |outline">4.1.1 Зависимость от стратегии сервиса MCISme <text:tab/>14</text:a></text:p>
          <text:p text:style-name="P116"><text:a xlink:type="simple" xlink:href="#4.1.2.Главное меню|outline">4.1.2 Главное меню<text:tab/>14</text:a></text:p>
          <text:p text:style-name="P116"><text:a xlink:type="simple" xlink:href="#4.1.3.Меню просмотра и изменения настроек переадресации|outline">4.1.3 Меню просмотра и изменения настроек переадресации<text:tab/>15</text:a></text:p>
          <text:p text:style-name="P116"><text:a xlink:type="simple" xlink:href="#4.1.4.Меню просмотра и изменения настроек фильтрации|outline">4.1.4 Меню просмотра и изменения настроек фильтрации<text:tab/>16</text:a></text:p>
          <text:p text:style-name="P116"><text:a xlink:type="simple" xlink:href="#4.1.5.Меню просмотра и изменения настроек сервиса|outline">4.1.5 Меню просмотра и изменения настроек сервиса<text:tab/>16</text:a></text:p>
          <text:p text:style-name="P116"><text:a xlink:type="simple" xlink:href="#4.1.6.Поддержка коротких команд|outline">4.1.6 Поддержка коротких команд<text:tab/>17</text:a></text:p>
          <text:p text:style-name="P13"><text:a xlink:type="simple" xlink:href="#4.1.Взаимодействие с сигнальной сетью|outline"><text:s/>Взаимодействие с сигнальной сетью<text:tab/>19</text:a></text:p>
          <text:p text:style-name="P14"><text:s/>Revision History<text:tab/>21</text:p>
          <text:p text:style-name="P14"><text:s/>Review History<text:tab/>21</text:p>
          <text:p text:style-name="P14"><text:a xlink:type="simple" xlink:href="#5.Информация о компании|outline">5 Информация о компании<text:tab/>21</text:a></text:p>
          <text:p text:style-name="P14"><text:a xlink:type="simple" xlink:href="#6.Контактная информация|outline">6 Контактная информация<text:tab/>21</text:a></text:p>
        </text:index-body>
      </text:table-of-content>
      <text:h text:style-name="P7" text:outline-level="1">Введение</text:h>
      <text:h text:style-name="Heading_20_2" text:outline-level="2">Цель</text:h>
      <text:p text:style-name="Text_20_body">В данном документе подробно описываются все внешние проявления и сценарии поведения разрабатываемого в рамках проекта <text:span text:style-name="T5">SMSC</text:span> сервиса <text:span text:style-name="T13"><text:title>MCISme</text:title></text:span>. Наряду с этим приводится перечень нефункциональных требований, проектных ограничений и других аспектов, необходимых для полного и всестороннего описания всех требований участников к проектному решению.</text:p>
      <text:h text:style-name="Heading_20_2" text:outline-level="2">Область действия</text:h>
      <text:p text:style-name="Text_20_body">Документ подготовлен в рамках проекта <text:span text:style-name="T7">SMS</text:span><text:span text:style-name="T12"> центр</text:span><text:span text:style-name="Document_20_Field_20_Char"> </text:span>и предназначен для использования участниками и аудиторами данного проекта.</text:p>
      <text:h text:style-name="Heading_20_2" text:outline-level="2">Определения<text:span text:style-name="T5"> </text:span>и<text:span text:style-name="T5"> </text:span>сокращения</text:h>
      <text:p text:style-name="Text_20_body">Определения и сокращения, используемые в тексте, соответствуют предметному словарю <text:span text:style-name="T5">SMSC</text:span> <text:span text:style-name="T5">Glossary</text:span>.</text:p>
      <text:p text:style-name="Text_20_body"><text:span text:style-name="T5">SMPP</text:span> – <text:span text:style-name="T5">Short</text:span> <text:span text:style-name="T5">Message</text:span> <text:span text:style-name="T5">Peer</text:span> <text:span text:style-name="T5">to</text:span> <text:span text:style-name="T5">Peer</text:span> <text:span text:style-name="T5">Protocol</text:span>.</text:p>
      <text:h text:style-name="Heading_20_3" text:outline-level="3"><text:bookmark-start text:name="_Источник_данных"/><text:bookmark-end text:name="_Источник_данных"/>Источник данных</text:h>
      <text:p text:style-name="Standard">В общем случае, под <text:span text:style-name="T11">источником данных</text:span> мы будем понимать объект который может быть использован для долговременного хранения информации и имеющий интерфейс доступа для её создания, получения и/или модификации. Сервис <text:title>MCISme</text:title> может использовать только источники данных реазизующие интерфейс определённый в <text:span text:style-name="T5">smsc</text:span>::<text:span text:style-name="T5">db</text:span>. Как правило под <text:span text:style-name="T11">источником данных</text:span> мы будем подразумевать некоторую базу данных с драйвером реализующим указанный интерфейс доступа к данным.</text:p>
      <text:h text:style-name="Heading_20_2" text:outline-level="2">Ссылки</text:h>
      <text:p text:style-name="Text_20_body">SMSC Glossary – Словарь терминов используемых в проекте <text:span text:style-name="T7">SMS</text:span><text:span text:style-name="T12"> центр</text:span><text:span text:style-name="Document_20_Field_20_Char1">.</text:span></text:p>
      <text:p text:style-name="P17">SMPP 3.4 from SMSFORUM – Short Message Peer to Peer Protocol Specification v3.4</text:p>
      <text:h text:style-name="Heading_20_2" text:outline-level="2">Краткое описание</text:h>
      <text:p text:style-name="Text_20_body">Обзор требований приведен в секции <text:bookmark-ref text:reference-format="text" text:ref-name="_Ref1130951">Обозрение в целом</text:bookmark-ref>; в секции <text:bookmark-ref text:reference-format="text" text:ref-name="_Ref17617579">Реализац</text:bookmark-ref> приведено описание основных составляющих блоков (структурно и логически), также, в общих чертах, приведено описание механизмов работы приложения.</text:p>
      <text:p text:style-name="P18"/>
      <text:h text:style-name="Heading_20_1" text:outline-level="1"><text:bookmark-start text:name="_Ref1130951"/>Обозрение в целом<text:bookmark-end text:name="_Ref1130951"/></text:h>
      <text:h text:style-name="Heading_20_2" text:outline-level="2"><text:bookmark-start text:name="_Ref1130972"/>Обзор функциональных требований</text:h>
      <text:h text:style-name="Heading_20_3" text:outline-level="3"><text:bookmark-start text:name="_Ref19524566"/>Базовые функции<text:bookmark-end text:name="_Ref19524566"/></text:h>
      <text:p text:style-name="Text_20_body">Сервис <text:title>MCISme</text:title> предназначен для информирования абонентов о пропущенных (в том, числе и переадресованных) звонках. В этой секции детально описываются основные функции, подлежащие реализации в контексте приложения <text:title>MCISme</text:title>. </text:p>
      <text:h text:style-name="Heading_20_4" text:outline-level="4">Формирование и доставка сообщений</text:h>
      <text:p text:style-name="Text_20_body">Приложение должно производить формирование сообщений с информацией о пропущенных звонках и осуществлять доставку сформированных сообщений абонентам. Одно сообщение может содержать информацию о нескольких пропущенных или перадресованных звонках (т.н. если абонент некоторое время был вне сети). Кроме того, приложение должно иметь возможности для уведомления звонивших о том, что абонент стал доступен (т.н. появился в сети).</text:p>
      <text:h text:style-name="Heading_20_4" text:outline-level="4">Программный интерфейс для внешнего администрирования</text:h>
      <text:p text:style-name="Text_20_body">Приложение должно предоставлять программный интерфейс для внешнего администрирования. Схема реализации интерфейса должна быть аналогична стандартной схеме администрирования сервиса SMSC. Посредством интерфейса, внешнее приложение администратора должно быть способно производить ряд изменений в конфигурации <text:title>MCISme</text:title>. Также, интерфейс должен позволять в реальном времени получать информацию по набору рабочих параметров системы в целом.</text:p>
      <text:h text:style-name="Heading_20_4" text:outline-level="4"><text:bookmark-start text:name="_Поддержка_комплекса_расписаний_для "/><text:bookmark-end text:name="_Поддержка_комплекса_расписаний_для "/>Сбор статистической информации</text:h>
      <text:p text:style-name="Standard">Система должна собирать и переодически сохранять почасовую статистику о работе сервиса. Статистические данные по текущему часу должны быть доступны по запросу администратора через административный интерфейс.</text:p>
      <text:h text:style-name="Heading_20_4" text:outline-level="4">Управляющий интерфейс пользователя</text:h>
      <text:p text:style-name="Standard">В контексте отдельного приложения, должен быть реализован интерфейс позволяющий конечному пользователю с мобильного телефона (посредством <text:span text:style-name="T5">USSD</text:span> диалогов) осуществлять настройку сервиса <text:span text:style-name="T11"><text:title>MCISme</text:title></text:span><text:span text:style-name="T11">.</text:span> А также, либо задавать параметры переадресации вызовов в мобильной сети через коммутатор (<text:span text:style-name="T5">MSC</text:span>), либо устанавливать фильтры по причинам недоступности в сети (используются <text:span text:style-name="T5">B</text:span>-номера). Приложение должно представлять собой отдельный <text:span text:style-name="T5">SME</text:span> сервис (<text:span text:style-name="T6">MCIProf</text:span>).</text:p>
      <text:h text:style-name="Heading_20_5" text:outline-level="5">Изменение персональных настроек сервиса</text:h>
      <text:p text:style-name="Standard">Необходимо предоставить возможность пользователям непосредственно с мобильного телефона изменять свои персональные настройки сервиса, а именно:</text:p>
      <text:list text:style-name="WW8Num3">
        <text:list-item>
          <text:p text:style-name="P25">разрешать/запрещать информирование о пропущенных вызовах;</text:p>
        </text:list-item>
        <text:list-item>
          <text:p text:style-name="P25">разрешать/запрещать нотифицирование звонивших о доступности пользователя в сети;</text:p>
        </text:list-item>
        <text:list-item>
          <text:p text:style-name="P25">выбирать формат сообщений/нотификаций от сервиса из списка заданных администратором.</text:p>
        </text:list-item>
      </text:list>
      <text:p text:style-name="Standard"/>
      <text:h text:style-name="Heading_20_5" text:outline-level="5"><text:bookmark-start text:name="_Управление_перадресацией_вызовов_и "/><text:bookmark-end text:name="_Управление_перадресацией_вызовов_и "/>Управление перадресацией и фильтрацией пропущенных вызовов</text:h>
      <text:p text:style-name="Standard">Сервис должен реализовывать две стратегии обработки пропущенных вызовов:</text:p>
      <text:p text:style-name="Standard"/>
      <text:list text:style-name="WW8Num14">
        <text:list-item>
          <text:p text:style-name="P28"><text:span text:style-name="T11">Посредством установки переадресации вызовов на коммутаторе</text:span>. В этом случае необходимо предоставить возможность пользователям непосредственно с мобильного телефона управлять переадресацией пропущенных вызовов на коммутаторе, а именно:</text:p>
        </text:list-item>
      </text:list>
      <text:list text:style-name="WW8Num16">
        <text:list-item>
          <text:p text:style-name="P29">задавать переадресацию пропущенных вызовов на сервис <text:span text:style-name="T11"><text:title>MCISme</text:title></text:span>;</text:p>
        </text:list-item>
        <text:list-item>
          <text:p text:style-name="P29">либо устанавливать переадресацию коммутатором на другие сервисы мобильной сети (т.н. голосовая почта) или конкретный номер.</text:p>
        </text:list-item>
      </text:list>
      <text:p text:style-name="P95"/>
      <text:list text:style-name="WW8Num14" text:continue-numbering="true">
        <text:list-item>
          <text:p text:style-name="P28"><text:span text:style-name="T11">С использованием заданной фильтрации по причинам недоступности.</text:span> В этом случае сервис должен обрабатывать весь входящий поток событий из сети и производить фильтрацию событий соответствующих заданным предпочтениям пользователя. Необходимо предоставить возможность пользователям непосредственно с мобильного телефона просмативать и изменять текущие установки фильтрации. А именно, разрешать/запрещать сервису обработку событий для заданных администратором причин (занято, не доступен, не отвечает, безусловно).</text:p>
        </text:list-item>
      </text:list>
      <text:h text:style-name="Heading_20_3" text:outline-level="3">Участники взаимодействия</text:h>
      <text:p text:style-name="Standard"><text:span text:style-name="T5">a) </text:span>Сервис <text:span text:style-name="T11"><text:title>MCISme</text:title></text:span></text:p>
      <text:p text:style-name="Text_20_body"><draw:frame draw:style-name="fr2" draw:name="graphics1" text:anchor-type="as-char" svg:width="14.937cm" svg:height="8.682cm" draw:z-index="0"><draw:image xlink:href="Pictures/2000006A00004231000024280B3CA474.wmf" xlink:type="simple" xlink:show="embed" xlink:actuate="onLoad"/></draw:frame></text:p>
      <text:p text:style-name="Text_20_body">б) Управляющий интерфейс пользователя (сервис <text:span text:style-name="T6">MCIProf</text:span>)</text:p>
      <text:p text:style-name="Text_20_body"/>
      <text:p text:style-name="Text_20_body"><draw:frame draw:style-name="fr2" draw:name="graphics2" text:anchor-type="as-char" svg:width="15.328cm" svg:height="9.2cm" draw:z-index="1"><draw:image xlink:href="Pictures/20000070000041B9000024F2B0AE87D5.wmf" xlink:type="simple" xlink:show="embed" xlink:actuate="onLoad"/></draw:frame></text:p>
      <text:p text:style-name="Text_20_body"><text:span text:style-name="T11">Примечание: В случае использования стратегии фильтрации вызовов обращения к коммутатору (</text:span><text:span text:style-name="T6">MSC</text:span><text:span text:style-name="T11">) не происходит, изменения произодятся в профиле пользователя, который хранится в источнике данных </text:span><text:span text:style-name="T6">MCISme</text:span><text:span text:style-name="T11">.</text:span></text:p>
      <text:h text:style-name="Heading_20_4" text:outline-level="4">Абонент <text:title>MCISme</text:title></text:h>
      <text:p text:style-name="Text_20_body">Абонент сервиса <text:title>MCISme</text:title>. </text:p>
      <text:h text:style-name="Heading_20_4" text:outline-level="4">Пользователь <text:span text:style-name="T5">MCIProf</text:span></text:h>
      <text:p text:style-name="Standard">Пользователь управляющий настройками <text:span text:style-name="T5">MCISme</text:span> и переадресацией вызовов</text:p>
      <text:h text:style-name="Heading_20_4" text:outline-level="4"><text:title>MCISme</text:title></text:h>
      <text:p text:style-name="Text_20_body">Приложение <text:title>MCISme</text:title> само по себе.</text:p>
      <text:h text:style-name="P11" text:outline-level="4">MCIProf</text:h>
      <text:p text:style-name="Standard">Приложение <text:span text:style-name="T5">MCIProf</text:span> (Управляющий интерфейс пользователя)</text:p>
      <text:h text:style-name="P11" text:outline-level="4">SS7 Stack</text:h>
      <text:p text:style-name="Text_20_body">Сигнальная сеть <text:span text:style-name="T5">SS</text:span>7 с примитивами обработки пропущенных вызовов. </text:p>
      <text:h text:style-name="P11" text:outline-level="4">MSC</text:h>
      <text:p text:style-name="Standard"><text:span text:style-name="T5">Mobile Switching Center (</text:span>коммутатор<text:span text:style-name="T5">)</text:span></text:p>
      <text:h text:style-name="Heading_20_4" text:outline-level="4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Heading_20_4" text:outline-level="4">Администраторы <text:title>MCISme</text:title> <text:span text:style-name="T5">&amp; MCIProf</text:span></text:h>
      <text:p text:style-name="Text_20_body">Персонал отвечающий за администрирование cервисов <text:title>MCISme</text:title> и <text:span text:style-name="T5">MCIProf</text:span>.</text:p>
      <text:h text:style-name="Heading_20_4" text:outline-level="4">Консоль администратора</text:h>
      <text:p text:style-name="Text_20_body">Приложение позволяющее удалённо администрировать SMSC и сервисы <text:title>MCISme</text:title>/<text:span text:style-name="T5">MCIProf</text:span> в частности. Предоставляет некоторый административный UI.</text:p>
      <text:h text:style-name="Heading_20_4" text:outline-level="4"><text:span text:style-name="T8">SMS</text:span><text:span text:style-name="T14"> центр</text:span></text:h>
      <text:p text:style-name="Text_20_body">SMS сервис-центр.</text:p>
      <text:h text:style-name="P10" text:outline-level="2"><text:bookmark-end text:name="_Ref1130972"/><text:bookmark-start text:name="_Ref1130980"/>Обзор нефункциональных требований<text:bookmark-end text:name="_Ref1130980"/></text:h>
      <text:h text:style-name="Heading_20_3" text:outline-level="3">Платформа</text:h>
      <text:p text:style-name="Text_20_body">Приложение <text:title>MCISme</text:title> реализовано в виде исполняемого файла под OS Solaris. Приложение не предоставляет графического или некоторого другого интерактивного интерфейса пользователя, кроме как описанного в требованиях (<text:bookmark-ref text:reference-format="chapter" text:ref-name="_Ref19524566">2.1.1</text:bookmark-ref>). Дополнительно, для администрирования приложения используется административный интерфейс SMSC.</text:p>
      <text:p text:style-name="Text_20_body">Приложение <text:span text:style-name="T5">MCIProf</text:span> реализовано в виде исполняемого <text:span text:style-name="T5">java</text:span> кода. Для администрирования приложения используется административный интерфейс SMSC (единый с <text:span text:style-name="T5">MCISme</text:span>).</text:p>
      <text:h text:style-name="Heading_20_3" text:outline-level="3">Протокол связи </text:h>
      <text:p text:style-name="Text_20_body">Сервисы <text:title>MCISme</text:title> и <text:span text:style-name="T5">MCIProf</text:span> являются клиентами <text:span text:style-name="T7">SMS</text:span><text:span text:style-name="T12"> центра</text:span> и используют SMPP протокол для взаимодействия. В терминах SMPP протокола приложения являются транссиверами. А именно, могут отправлять сообщения, принимать и обрабатывать отчёты о их доставке. Сервис <text:span text:style-name="T5">MCIProf </text:span>взаимодействует с пользователем посредством <text:span text:style-name="T5">USSD </text:span>сессий.</text:p>
      <text:h text:style-name="Heading_20_3" text:outline-level="3">Число клиентов</text:h>
      <text:p text:style-name="Text_20_body">Одновременно с SMS центром может работать несколько зарегистрированных копий приложения <text:span text:style-name="T5">MCISme</text:span>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h text:style-name="P8" text:outline-level="1"><text:bookmark-start text:name="_Ref17617579"/>Реализац<text:bookmark-end text:name="_Ref17617579"/>ия</text:h>
      <text:h text:style-name="Heading_20_2" text:outline-level="2">Общие принципы функционирования</text:h>
      <text:p text:style-name="Standard">Сервис <text:title>MCISme</text:title> реализует обработку событий из сигнальной сети по фактам возникновения пропущенных и/или переадресованных вызовов, формирует сообщения с информацией об этих событиях и отправляет сформированные сообщения на доставку абонентам в <text:span text:style-name="T5">SMS</text:span> центр. Если звонок не был совершён (т.н. было занято, абонент был не доступен, выключил телефон или находится вне зоны обслуживания и т.д.) сообщение дополняется новыми событиями, если таковые имели место и не превышен максимальный размер сообщения. Приложение считает сообщение обработанным, в случае если оно было успешно доставленно или же было сделано всё возможное для его доставки (т.н. повторы доставки в случае обнаружения не фатальных ошибок).</text:p>
      <text:p text:style-name="Standard">Сервис <text:span text:style-name="T5">MCIProf</text:span> реализует систему <text:span text:style-name="T5">USSD</text:span> меню и позволяет пользователю в контексте <text:span text:style-name="T5">USSD</text:span> сессии изменять персональные настройки сервиса <text:span text:style-name="T5">MCISme</text:span>. В том числе, сервис позволяет управлять фильтрацией вызовов или же производить общее управление их переадресацией на коммутаторе (в зависимости от ипользуемой стратегии см. <text:a xlink:type="simple" xlink:href="#_Управление_перадресацией_вызовов_и "><text:span text:style-name="Internet_20_link">Управление перадресацией и фильтрацией пропущенных вызовов</text:span></text:a>).</text:p>
      <text:h text:style-name="Heading_20_2" text:outline-level="2"><text:bookmark-start text:name="_Работа_с_источниками_данных"/><text:bookmark-end text:name="_Работа_с_источниками_данных"/><text:bookmark-start text:name="_Процесс_формирования_сообщений"/><text:bookmark-end text:name="_Процесс_формирования_сообщений"/>Логическая структура</text:h>
      <text:h text:style-name="P12" text:outline-level="3">MCISme</text:h>
      <text:p text:style-name="Standard">Структурно сервис <text:title>MCISme</text:title> представляет собой многокомпонентную систему в которой можно выделить ряд основных функциональных элементов:</text:p>
      <text:list text:style-name="WW8Num1">
        <text:list-item>
          <text:p text:style-name="P32"><text:span text:style-name="T5">MCIModule</text:span> – взаимодействует с сигнальной сетью, идентифицирует пропущенные звонки. Инициирует процесс информирования абонентов. Для этого использует входящую очередь основного процесса (<text:span text:style-name="T5">InQueue</text:span>);</text:p>
        </text:list-item>
        <text:list-item>
          <text:p text:style-name="P32"><text:span text:style-name="T5">TaskProcessor</text:span> (основной процесс) – реализует процесс информирования абонентов, обработку ответов от <text:span text:style-name="T5">SMS</text:span> центра и нотификацию звонивших по факту доставки сообщений абоненту. Имеет очередь сообщений на доставку (<text:span text:style-name="T5">DeliveryQueue</text:span>)<text:span text:style-name="T5">.</text:span></text:p>
        </text:list-item>
        <text:list-item>
          <text:p text:style-name="P32"><text:span text:style-name="T5">SMPP</text:span> <text:span text:style-name="T5">Transport</text:span> – реализует коммуникационный интерфейс для взаимодействия с <text:span text:style-name="T5">SMSC</text:span> (посылка, приём коротких сообщений и их первоначальная обработка);</text:p>
        </text:list-item>
        <text:list-item>
          <text:p text:style-name="P32"><text:span text:style-name="T5">Administrative</text:span> <text:span text:style-name="T5">Interface</text:span> – реализует коммуникационный интерфейс для взаимодействия с административным приложением, осуществляет маршрутизацию комманд администратора конкретным компонентам сервиса;</text:p>
        </text:list-item>
        <text:list-item>
          <text:p text:style-name="P32"><text:span text:style-name="T5">StatisticsManager</text:span> – осуществляет сбор статистической информации о работе текущих рассылок;</text:p>
        </text:list-item>
        <text:list-item>
          <text:p text:style-name="P32"><text:span text:style-name="T5">ProfileManager</text:span> – работает с персональными настройками пользователя (т.н. разрешить/запретить посылку сообщений, формат сообщений).</text:p>
        </text:list-item>
      </text:list>
      <text:h text:style-name="P12" text:outline-level="3">MCIProf</text:h>
      <text:p text:style-name="Standard">Сервис <text:span text:style-name="T5">MCIProf</text:span> реализован с использованием технологии для интерпретации сценария связанных меню в контексте <text:span text:style-name="T5">USSD</text:span> сессий. В нём можно выделить три функциональных блока:</text:p>
      <text:list text:style-name="WW8Num1">
        <text:list-item>
          <text:list>
            <text:list-item>
              <text:p text:style-name="P32">Механизм взаимодействия с пользователем посредством <text:span text:style-name="T5">USSD</text:span> сессий (система меню, их обработчиков и <text:span text:style-name="T5">SMPP</text:span> транспорт);</text:p>
            </text:list-item>
            <text:list-item>
              <text:p text:style-name="P32"><text:span text:style-name="T5">ProfileManager</text:span> – реализует доступ к настройкам <text:span text:style-name="T5">MCISme</text:span> для конкретного пользователя (непосредственный доступ к источнику данных сервиса);</text:p>
            </text:list-item>
            <text:list-item>
              <text:p text:style-name="P32"><text:span text:style-name="T5">DivertManager</text:span> – реализует взаимодействие сервиса с коммутатором через <text:span text:style-name="T5">telnet</text:span>-<text:span text:style-name="T5">based</text:span> протокол управления (запрос, установка/сброс параметров для переадресации вызовов). Используется для стратегии с переадресацией вызовов на коммутаторе.</text:p>
            </text:list-item>
          </text:list>
        </text:list-item>
      </text:list>
      <text:h text:style-name="Heading_20_2" text:outline-level="2"><text:bookmark-start text:name="_Работа_с_источниками_данных1"/><text:bookmark-start text:name="_Процесс_формирования_сообщений1"/>Обработка <text:bookmark-end text:name="_Работа_с_источниками_данных1"/><text:bookmark-end text:name="_Процесс_формирования_сообщений1"/>пропущенных вызовов</text:h>
      <text:p text:style-name="Standard">Сервис <text:span text:style-name="T5"><text:title>MCISme</text:title></text:span> ведет свою базу данных о пропущенных вызовах. БД состоит из двух бинарных файлов - один хранит данные, другой содержит индекс по номеру абонента которому звонили. Одной записи файла данных соответствует один абонент которому звонили. Запись состоит из двух частей - общая информация об абоненте (заголовок) и список пропущенных вызовов (событий). В целях повышения производительности БД список событий для каждого абонента фиксирован и имеет ограничение сверху. В случае если приходит новое событие, а места для него не хватает, удаляется самое старое событие и записывается новое в конец списка событий. Список событий сортирован по времени поступивших событий.</text:p>
      <text:p text:style-name="Standard">Пропущенные вызовы могут поступать от одного или нескольких абонентов. В базе данных события от одного абонента хранятся в одной ячейке данных, с каждым новым поступлением события от одного и того же абонента, в его ячейке данных увеличивается счетчик событий, модифицируется дата и время поступления последнего звонка, список событий пересортируется в соответствии с изменением времени.</text:p>
      <text:p text:style-name="Standard">Каждому событию в списке соответсвует свой 2-х байтный уникальный идентификатор, по этому идентификатору идет сопоставление доставленных или нет информационных сообщений и событий. Заголовок записи содержит счетчик запоминающий последний выданный идентификатор.</text:p>
      <text:h text:style-name="Heading_20_2" text:outline-level="2"><text:span text:style-name="Heading_20_2_20_Char">Конфигурирование сервиса</text:span></text:h>
      <text:p text:style-name="Standard">Сервис <text:span text:style-name="T5"><text:title>MCISme</text:title></text:span> конфигурируется посредством конфигурационного файла и с использованием административного интерфейса. Конфигурационный файл задаётся в формате <text:span text:style-name="T5">XML</text:span> и имеет ряд секций для задания параметров работы различных компонентов приложения. </text:p>
      <text:p text:style-name="Standard">Персональные настройки пользователя задаются посредством сервиса <text:span text:style-name="T5">MCIProf</text:span> непосредственно с мобильной станции конкретного абонента. Настройки для сервиса <text:span text:style-name="T5">MCIProf</text:span> экспортируются из конфигурации сервиса <text:span text:style-name="T5">MCISme</text:span> в виде <text:span text:style-name="T5">properties</text:span> файлов в заданную директорию.</text:p>
      <text:h text:style-name="Heading_20_3" text:outline-level="3">Общая конфигурация сервиса</text:h>
      <text:p text:style-name="Standard">Конфигурационные параметры для сервиса в целом задаются в секции <text:span text:style-name="T5">MCISme</text:span> и её подсекциях. Администратор может задать параметры приложения через административный интерфейс на странице ‘<text:span text:style-name="T5">Options</text:span>’</text:p>
      <text:h text:style-name="Heading_20_3" text:outline-level="3">Конфигурирование причин переадресации на сервсис</text:h>
      <text:p text:style-name="Standard">Администратор может разрешить/запретить набор причин переадресации вызовов для работы сервиса. Эти ограничения также будут использоваться сервисом <text:span text:style-name="T5">MCIProf</text:span> при установке перадресации на сервис <text:span text:style-name="T5">MCISme</text:span>. Поддерживается следующий набор причин переадресации (конфигурируется в подсекции с соответствующим именем):</text:p>
      <text:list text:style-name="WW8Num8">
        <text:list-item>
          <text:p text:style-name="P40"><text:span text:style-name="T5">Absent</text:span> – абонент не доступен;</text:p>
        </text:list-item>
        <text:list-item>
          <text:p text:style-name="P40"><text:span text:style-name="T5">Busy – </text:span>занято;</text:p>
        </text:list-item>
        <text:list-item>
          <text:p text:style-name="P40"><text:span text:style-name="T5">NoReply – </text:span>абонент не отвечает;</text:p>
        </text:list-item>
        <text:list-item>
          <text:p text:style-name="P40"><text:span text:style-name="T5">Unconditional – </text:span>безусловная переадресация;</text:p>
        </text:list-item>
        <text:list-item>
          <text:p text:style-name="P40"><text:span text:style-name="T5">Detach</text:span> – телефон отключен (не используется для стратегии переадресации);</text:p>
        </text:list-item>
        <text:list-item>
          <text:p text:style-name="P40"><text:span text:style-name="T5">Other</text:span> – другая причина переадресации (с определённым кодом).</text:p>
        </text:list-item>
      </text:list>
      <text:h text:style-name="Heading_20_3" text:outline-level="3"><text:bookmark-start text:name="_Задание_шаблонов_сообщений"/><text:bookmark-end text:name="_Задание_шаблонов_сообщений"/>Задание шаблонов сообщений</text:h>
      <text:p text:style-name="Standard">Администратор может задать набор шаблонов для сообщений генерируемых сервисом и посылаемых абонентам (для информирования и нотификации). Посредством сервиса <text:span text:style-name="T5">MCIProf</text:span>, пользователь может выбрать один из заданных шаблонов. Шаблон сообщения задаётся в определённом виде (с возможностями форматирования и подстановки параметров). Есть два вида шаблонов – для информационных и нотификационных сообщений, которые описываются отдельно в подсекциях <text:span text:style-name="T5">Templates</text:span>.<text:span text:style-name="T5">Inform</text:span> и <text:span text:style-name="T5">Templates</text:span>.<text:span text:style-name="T5">Notify</text:span>. Каждый шаблон описывается отдельной подсекцией с именем этого шаблона (имена используются сервисом <text:span text:style-name="T5">MCIProf</text:span> для выбора шаблона пользователем).</text:p>
      <text:p text:style-name="Standard">Каждый шаблон имеет идентификатор (параметр <text:span text:style-name="T5">id</text:span>), также в секциях <text:span text:style-name="T5">Inform</text:span> и <text:span text:style-name="T5">Notify</text:span> должны быть заданы идентификаторы шаблонов по умолчанию (параметр <text:span text:style-name="T5">default</text:span>).</text:p>
      <text:p text:style-name="Standard">В шаблон сообщения сервисом осуществляется вставка указанных параметров (т.н. номер звонившего, дата/время звонка, количество вызовов и т.д). Вставка параметра задаётся в специальном виде:</text:p>
      <text:p text:style-name="P96"><text:span text:style-name="T15">$$&lt;</text:span>тип_параметра<text:span text:style-name="T15">&gt; </text:span><text:span text:style-name="T9">arg</text:span><text:span text:style-name="T15">=”</text:span>&lt;имя_параметра&gt;<text:span text:style-name="T15">” [</text:span>&lt;опции_форматирования&gt;<text:span text:style-name="T15">]$$.</text:span></text:p>
      <text:p text:style-name="P20"/>
      <text:p text:style-name="Standard">Информационные сообщения форматируются построчно с использованием шаблона строк заданного параметром <text:span text:style-name="T5">singleRow</text:span> или <text:span text:style-name="T5">multiRow</text:span> (в зависимости от признака группировки) и затем подставляются в обрамляющий шаблон в качестве параметра ‘<text:span text:style-name="T5">rows</text:span>’ (типа <text:span text:style-name="T5">string</text:span>). </text:p>
      <text:p text:style-name="Standard">В процессе формирования отдельной строки доступны параметры:</text:p>
      <text:list text:style-name="WW8Num12">
        <text:list-item>
          <text:p text:style-name="P46"><text:span text:style-name="T5">ab</text:span><text:span text:style-name="T5">onent</text:span> (<text:span text:style-name="T5">string</text:span>) – номер абонента которому звонили;</text:p>
        </text:list-item>
        <text:list-item>
          <text:p text:style-name="P46"><text:span text:style-name="T5">caller</text:span> (<text:span text:style-name="T5">string</text:span>) – номер абонента который звонил;</text:p>
        </text:list-item>
        <text:list-item>
          <text:p text:style-name="P46"><text:span text:style-name="T5">count</text:span> (<text:span text:style-name="T5">int</text:span>32) – количество звонком (для <text:span text:style-name="T5">singleRow</text:span> =1);</text:p>
        </text:list-item>
        <text:list-item>
          <text:p text:style-name="P46"><text:span text:style-name="T5">date</text:span> (<text:span text:style-name="T5">date</text:span>) – дата и время звонка (для <text:span text:style-name="T5">multiRow</text:span> время последнего звонка). Можно задать опции форматирования, например: <text:span text:style-name="T5">pattern</text:span>=” HH:mm dd/MM/yy”</text:p>
        </text:list-item>
      </text:list>
      <text:p text:style-name="Standard">Для обрамляющего шаблона доступны параметры:</text:p>
      <text:list text:style-name="WW8Num12">
        <text:list-item>
          <text:p text:style-name="P46"><text:span text:style-name="T5">abonent</text:span> (<text:span text:style-name="T5">string</text:span>) – номер абонента которому звонили;</text:p>
        </text:list-item>
        <text:list-item>
          <text:p text:style-name="P46"><text:span text:style-name="T5">total</text:span> (<text:span text:style-name="T5">int</text:span>32) – общее количество звонков (на сообщение);</text:p>
        </text:list-item>
        <text:list-item>
          <text:p text:style-name="P46"><text:span text:style-name="T5">r</text:span><text:span text:style-name="T5">ows</text:span> (<text:span text:style-name="T5">string</text:span>) – набор подготовленных строк сообщения.</text:p>
        </text:list-item>
      </text:list>
      <text:p text:style-name="Standard"/>
      <text:p text:style-name="Standard">Например, звонил абонент +7913<text:span text:style-name="T5">xxxxxxx</text:span> 3 раза и абонент +7913yyyyyyy один раз абоненту +7913<text:span text:style-name="T5">zzzzzzz</text:span>, тогда по шаблону с группировкой (<text:span text:style-name="T5">group</text:span> = <text:span text:style-name="T5">true</text:span>):</text:p>
      <text:p text:style-name="P96"><text:span text:style-name="T5">message = ‘</text:span>Вам<text:span text:style-name="T5"> $$string arg=”abonent”$$ </text:span>звонили<text:span text:style-name="T5"> (</text:span>всего<text:span text:style-name="T5"> $$int32 arg=”total”$$): $$string arg=”rows”$$ </text:span>МТС<text:span text:style-name="T5">’</text:span></text:p>
      <text:p text:style-name="P96"><text:span text:style-name="T5">singleRow =’ $$arg=”caller”$$ </text:span>в<text:span text:style-name="T5"> $$date arg=”date” pattern=”HH:mm dd.MM.yyyy”$$;’</text:span></text:p>
      <text:p text:style-name="P96"><text:span text:style-name="T5">multiRow = ’ $$arg=”caller”$$ ($$int32 arg=”count”$$ </text:span>раза<text:span text:style-name="T5">), </text:span>последний<text:span text:style-name="T5"> </text:span>вызов<text:span text:style-name="T5"> </text:span>в<text:span text:style-name="T5"> $$date arg=”date” pattern=”HH:mm dd/MM”$$;’</text:span></text:p>
      <text:p text:style-name="Standard">будет отправленно сообщение:</text:p>
      <text:p text:style-name="P96">Вам +7913<text:span text:style-name="T5">zzzzzzz</text:span> звонили (всего 4):</text:p>
      <text:p text:style-name="P96">+7913xxxxxxx (3 раза), последний вызов в 15:03 27/10;</text:p>
      <text:p text:style-name="P96">+7913yyyyyyy в 16:57 27.10.2004; МТС</text:p>
      <text:p text:style-name="P20"/>
      <text:p text:style-name="Standard">Нотификационные сообщения форматируются по шаблону заданному параметром ‘<text:span text:style-name="T5">message</text:span>’в котором доступны параметры:</text:p>
      <text:list text:style-name="WW8Num13">
        <text:list-item>
          <text:p text:style-name="P53"><text:span text:style-name="T5">abonent</text:span> (<text:span text:style-name="T5">string</text:span>) – номер абонента которому звонили;</text:p>
        </text:list-item>
        <text:list-item>
          <text:p text:style-name="P53"><text:span text:style-name="T5">caller</text:span> (<text:span text:style-name="T5">string</text:span>) – номер абонента который звонил;</text:p>
        </text:list-item>
      </text:list>
      <text:p text:style-name="Standard">Например, звонил абонент +7913<text:span text:style-name="T5">xxxxxxx</text:span> абоненту +7913yyyyyyy, тогда по шаблону: </text:p>
      <text:p text:style-name="P96"><text:span text:style-name="T5">message = ’</text:span>Уважаемый<text:span text:style-name="T5"> $$string arg=”caller”$$! </text:span>Абонент $$<text:span text:style-name="T5">string</text:span> <text:span text:style-name="T5">arg</text:span>=”<text:span text:style-name="T5">abonent</text:span>”$$ появился в сети. МТС’</text:p>
      <text:p text:style-name="Standard">будет отправлено сообщение:</text:p>
      <text:p text:style-name="P96">Уважаемый +7913<text:span text:style-name="T5">xxxxxxx</text:span>! Абонент +7913<text:span text:style-name="T5">yyyyyyy</text:span> появился в сети. МТС’</text:p>
      <text:p text:style-name="Standard"/>
      <text:p text:style-name="Standard">В административном интерфейсе задавать и редактировать набор шаблонов можно на странице ‘<text:span text:style-name="T5">Templates</text:span>’.</text:p>
      <text:h text:style-name="Heading_20_3" text:outline-level="3">Конфигурирование сервиса <text:span text:style-name="T5">MCIProf</text:span></text:h>
      <text:p text:style-name="Standard">Конфигурирование сервиса <text:span text:style-name="T5">MCIProf</text:span> осуществляется посредством набора <text:span text:style-name="T5">properties</text:span> файлов расположенных в конфигурационной директории, которая задаётся параметром ‘<text:span text:style-name="T5">MCIProfLocation</text:span>’ в конфигурации <text:span text:style-name="T5">MCISme</text:span>. Конфигурация сервиса экспортируется в указанную директорию при сохранении настроек по нажатию кнопки ‘<text:span text:style-name="T5">Apply</text:span>’. Для ввода новых установок в действие необходимо перезапустить сервис.</text:p>
      <text:p text:style-name="Standard">Экспортируются параметры <text:a xlink:type="simple" xlink:href="#_Задание_шаблонов_сообщений"><text:span text:style-name="Internet_20_link">шаблоны сообщений</text:span></text:a>, код стратегии фильтрации/переадресации вызовов и параметры для взаимодействия с коммутатором.</text:p>
      <text:p text:style-name="P20"/>
      <text:p text:style-name="Standard"><text:span text:style-name="T15">Параметры взаимодействия с коммутатором (</text:span><text:span text:style-name="T9">MCISme</text:span><text:span text:style-name="T15">.</text:span><text:span text:style-name="T9">MSC</text:span><text:span text:style-name="T15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Параметр</text:p>
          </table:table-cell>
          <table:table-cell table:style-name="Table1.A1" office:value-type="string">
            <text:p text:style-name="P21">Назначение</text:p>
          </table:table-cell>
          <table:table-cell table:style-name="Table1.C1" office:value-type="string">
            <text:p text:style-name="P21">Тип</text:p>
          </table:table-cell>
        </table:table-row>
        <table:table-row table:style-name="Table1.1">
          <table:table-cell table:style-name="Table1.A2" office:value-type="string">
            <text:p text:style-name="P24">host</text:p>
          </table:table-cell>
          <table:table-cell table:style-name="Table1.A2" office:value-type="string">
            <text:p text:style-name="P55"><text:span text:style-name="T3">TCP</text:span><text:span text:style-name="T1">/</text:span><text:span text:style-name="T3">IP</text:span><text:span text:style-name="T1"> имя/адрес хоста для доступа к коммутатору по </text:span><text:span text:style-name="T3">telnet</text:span><text:span text:style-name="T1">-</text:span><text:span text:style-name="T3">based</text:span><text:span text:style-name="T1"> протоколу управления</text:span></text:p>
          </table:table-cell>
          <table:table-cell table:style-name="Table1.C2" office:value-type="string">
            <text:p text:style-name="P57">string</text:p>
          </table:table-cell>
        </table:table-row>
        <table:table-row table:style-name="Table1.1">
          <table:table-cell table:style-name="Table1.A2" office:value-type="string">
            <text:p text:style-name="P24">port</text:p>
          </table:table-cell>
          <table:table-cell table:style-name="Table1.A2" office:value-type="string">
            <text:p text:style-name="P55"><text:span text:style-name="T3">TCP/IP </text:span><text:span text:style-name="T1">номер порта</text:span></text:p>
          </table:table-cell>
          <table:table-cell table:style-name="Table1.C2" office:value-type="string">
            <text:p text:style-name="P57">int</text:p>
          </table:table-cell>
        </table:table-row>
        <table:table-row table:style-name="Table1.1">
          <table:table-cell table:style-name="Table1.A2" office:value-type="string">
            <text:p text:style-name="P24">nvtIoDevice</text:p>
          </table:table-cell>
          <table:table-cell table:style-name="Table1.A2" office:value-type="string">
            <text:p text:style-name="P56">код для доступа к коммутатору</text:p>
          </table:table-cell>
          <table:table-cell table:style-name="Table1.C2" office:value-type="string">
            <text:p text:style-name="P57">string</text:p>
          </table:table-cell>
        </table:table-row>
        <table:table-row table:style-name="Table1.1">
          <table:table-cell table:style-name="Table1.A2" office:value-type="string">
            <text:p text:style-name="P24">usercode</text:p>
          </table:table-cell>
          <table:table-cell table:style-name="Table1.A2" office:value-type="string">
            <text:p text:style-name="P56">имя пользователя коммутатора</text:p>
          </table:table-cell>
          <table:table-cell table:style-name="Table1.C2" office:value-type="string">
            <text:p text:style-name="P57">string</text:p>
          </table:table-cell>
        </table:table-row>
        <table:table-row table:style-name="Table1.1">
          <table:table-cell table:style-name="Table1.A2" office:value-type="string">
            <text:p text:style-name="P24">userpassword</text:p>
          </table:table-cell>
          <table:table-cell table:style-name="Table1.A2" office:value-type="string">
            <text:p text:style-name="P56">пароль пользователя коммутатора</text:p>
          </table:table-cell>
          <table:table-cell table:style-name="Table1.C2" office:value-type="string">
            <text:p text:style-name="P57">string</text:p>
          </table:table-cell>
        </table:table-row>
        <table:table-row table:style-name="Table1.1">
          <table:table-cell table:style-name="Table1.A2" office:value-type="string">
            <text:p text:style-name="P24">mciSmeAddresses</text:p>
          </table:table-cell>
          <table:table-cell table:style-name="Table1.A2" office:value-type="string">
            <text:p text:style-name="P55"><text:span text:style-name="T1">номер или список номеров (через запятую) зарезервированных для сервиса </text:span><text:span text:style-name="T3">MCISme</text:span><text:span text:style-name="T1">. Первый номер в списке используется для установки переадресации звонков на него в коммутаторе</text:span></text:p>
          </table:table-cell>
          <table:table-cell table:style-name="Table1.C2" office:value-type="string">
            <text:p text:style-name="P57">string</text:p>
          </table:table-cell>
        </table:table-row>
        <table:table-row table:style-name="Table1.1">
          <table:table-cell table:style-name="Table1.A2" office:value-type="string">
            <text:p text:style-name="P24">voiceMailAddresses</text:p>
          </table:table-cell>
          <table:table-cell table:style-name="Table1.A2" office:value-type="string">
            <text:p text:style-name="P56">номер или список номеров (через запятую) зарезервированных для голосовой почты. Первый номер в списке используется для установки переадресации звонков на неё в коммутаторе</text:p>
          </table:table-cell>
          <table:table-cell table:style-name="Table1.C2" office:value-type="string">
            <text:p text:style-name="P57">string</text:p>
          </table:table-cell>
        </table:table-row>
      </table:table>
      <text:p text:style-name="Standard"/>
      <text:p text:style-name="Standard">Параметры соединения с <text:span text:style-name="T5">SMSC</text:span> не экспортируются и должны быть настроены непосредственно в конфигурации сервиса <text:span text:style-name="T5">MCIProf</text:span>.</text:p>
      <text:h text:style-name="Heading_20_4" text:outline-level="4">Система <text:span text:style-name="T5">USSD </text:span>меню</text:h>
      <text:p text:style-name="Standard">Как уже отмечалось выше, сервис <text:span text:style-name="T5">MCIProf</text:span> реализован с использованием технологии для интерпретации сценария связанных меню в контексте <text:span text:style-name="T5">USSD</text:span> сессий. Вся конфигурация сервиса располагается в его конфигурационной директории в виде <text:span text:style-name="T5">xml</text:span> и <text:span text:style-name="T5">properties</text:span> файлов.</text:p>
      <text:p text:style-name="Standard">Сценарий взаимодействия с пользователем связывается с адресом по которому система меню будет доступна с мобильных телефонов абонентов (необходимо чтобы были правильно заданы соответствующие маршруты). Адрес или набор адресов в файле scenarios.properties связываются с конкретным сценарием, определяемым в другом <text:span text:style-name="T5">xml</text:span> файле (в базовой конфигурации это <text:span text:style-name="T5">shema</text:span>.<text:span text:style-name="T5">xml</text:span>).</text:p>
      <text:p text:style-name="Standard">Файл сценария содержит статическое описание страниц меню и переходов между ними в зависимости от ответов конкретного абонента (все секции <text:span text:style-name="T5">page</text:span>). Каждая страница имеет уникальное имя-идентификатор. Переходы между страницами задаются в подсекциях <text:span text:style-name="T5">command</text:span>, в которых указывается к какой странице нужно перейти (по имени-идентификатору) в момент получения соответствующего ответа пользователя.</text:p>
      <text:p text:style-name="Standard">Страницы могут иметь статическое или динамическое наполнение (т.н. текст меню), а также создаваться непосредственно из своего обработчика (<text:span text:style-name="T5">executor</text:span>’а). В описании страниц могут быть заданы их обработчики нескольких видов:</text:p>
      <text:list text:style-name="WW8Num10">
        <text:list-item>
          <text:p text:style-name="P58">pagePreProcessor – <text:span text:style-name="T5">java</text:span> класс, экземпляр которого будет вызван перед подготовкой страницы. Используется для сложной обработки результатов (ответов) с предыдущей страницы;</text:p>
        </text:list-item>
        <text:list-item>
          <text:p text:style-name="P58"><text:span text:style-name="T5">pageExecutor</text:span> – <text:span text:style-name="T5">java</text:span> класс, экземпляр которого будет вызван непосредственно для подготовки страницы. Используется для формирования и динамического наполнения страницы;</text:p>
        </text:list-item>
        <text:list-item>
          <text:p text:style-name="P58"><text:span text:style-name="T5">pagePostProcessor</text:span> – <text:span text:style-name="T5">java</text:span> класс, экземпляр которого будет вызван после получения ответа пользователя на этой странице. Используется для сложной обработки результатов (ответов).</text:p>
        </text:list-item>
      </text:list>
      <text:p text:style-name="Standard">Для задания статических данных, т.н. текстов для конкретных меню, опций, сообщений об ошибках и т.д. могут быть использованы ресурсные файлы (в базовой конфигурации файл <text:span text:style-name="T5">resources</text:span>.<text:span text:style-name="T5">xml</text:span>). Данные в ресурсных файлах располагаются в отдельных секциях/группах (<text:span text:style-name="T5">bundles</text:span>), именуются и могут быть использованны в обработчиках страниц. </text:p>
      <text:h text:style-name="Heading_20_3" text:outline-level="3">Применение изменений конфигурации</text:h>
      <text:p text:style-name="Standard">Для сохранения изменённой конфигурации в административном интерфейсе необходимо нажать на странице ‘<text:span text:style-name="T5">Options</text:span>’/‘<text:span text:style-name="T5">Drivers</text:span>’кнопку ‘<text:span text:style-name="T5">Done</text:span>’, для отмены ‘<text:span text:style-name="T5">Cancel</text:span>’. Для вступления изменений в силу нужно нажать ‘<text:span text:style-name="T5">Apply</text:span>’ на странице ‘<text:span text:style-name="T5">Statuses</text:span>’, для возврата к текущим установкам использовать ‘<text:span text:style-name="T5">Reset</text:span>’. После применения изменений сервис(ы) нужно рестартовать.</text:p>
      <text:p text:style-name="P98"/>
      <text:h text:style-name="Heading_20_2" text:outline-level="2"><text:bookmark-start text:name="_Реализация_процесса_доставки_сообще"/><text:bookmark-end text:name="_Реализация_процесса_доставки_сообще"/><text:bookmark-start text:name="_Реализация_процесса_формирования_со"/><text:bookmark-end text:name="_Реализация_процесса_формирования_со"/>Мониторинг работы сервиса</text:h>
      <text:h text:style-name="Heading_20_3" text:outline-level="3">Общие параметры работы сервиса</text:h>
      <text:p text:style-name="Standard">Администратор на странице ‘<text:span text:style-name="T5">Statuses</text:span>’ административного интерфейса может отслеживать статус сервиса, а также некоторые рабочие параметры:</text:p>
      <text:list text:style-name="WW8Num5">
        <text:list-item>
          <text:p text:style-name="P61">количество обрабатываемых событий;</text:p>
        </text:list-item>
        <text:list-item>
          <text:p text:style-name="P61">размеры входной и выходной очередей;</text:p>
        </text:list-item>
        <text:list-item>
          <text:p text:style-name="P61">скорость взаимодействия с <text:span text:style-name="T5">SMS</text:span> центром (входящий и исходящий траффик);</text:p>
        </text:list-item>
        <text:list-item>
          <text:p text:style-name="P61">статистика за последний час с момента запуска.</text:p>
        </text:list-item>
      </text:list>
      <text:h text:style-name="Heading_20_3" text:outline-level="3">Статистика</text:h>
      <text:p text:style-name="Standard">Администратор на странице ‘<text:span text:style-name="T5">Statistics</text:span>’ административного интерфейса может запрашивать и анализировать статистическую информацию о работе сервиса за определённый интервал времени. Статистическая информация сгруппирована по дням и часам и включает:</text:p>
      <text:list text:style-name="WW8Num11">
        <text:list-item>
          <text:p text:style-name="P65">количество пропущенных звонков;</text:p>
        </text:list-item>
        <text:list-item>
          <text:p text:style-name="P65">количество проинформированных абонентов (доставленных сообщений);</text:p>
        </text:list-item>
        <text:list-item>
          <text:p text:style-name="P65">количество успешно уведомленных абонентов (звонивших);</text:p>
        </text:list-item>
        <text:list-item>
          <text:p text:style-name="P65">количество неудач в процессе доставки сообщений.</text:p>
        </text:list-item>
      </text:list>
      <text:h text:style-name="P8" text:outline-level="1">Приложения</text:h>
      <text:h text:style-name="Heading_20_2" text:outline-level="2">Использование системы <text:span text:style-name="T5">USSD</text:span> меню сервиса <text:span text:style-name="T5">MCIProf</text:span></text:h>
      <text:p text:style-name="Standard">В контексте <text:span text:style-name="T5">USSD</text:span> сессии, открытой после <text:span text:style-name="T5">USSD</text:span> запроса на определённый администратором системы номер, абонент может просматривать и изменять персональные настройки сервиса <text:span text:style-name="T5">MCISme</text:span> (“Кто звонил ?”), а также текущие настройки переадресации вызовов на коммутаторе или параметры фильтрации.</text:p>
      <text:p text:style-name="Standard">Для удобного просмотра, задания и изменения предпочтений пользователя используется система <text:span text:style-name="T5">USSD</text:span> меню. Для перехода к выбранному пункту меню или для изменению опции в этом пункте меню следует указать его номер (послать ответ с цифрой).</text:p>
      <text:p text:style-name="Standard">Все страницы диалогов отображаются в транслитерированном виде в целях минимизации размера сообщений. Сообщение отсылаемое по запросу “<text:span text:style-name="T5">SMS</text:span>-помощь” русское (кодировка <text:span text:style-name="T5">UCS</text:span>2), может быть транслитерированно <text:span text:style-name="T5">SMS</text:span>-центром в соответствии с настройками абонента.</text:p>
      <text:h text:style-name="Heading_20_3" text:outline-level="3">Зависимость от стратегии сервиса <text:span text:style-name="T5">MCISme</text:span> </text:h>
      <text:p text:style-name="Standard">Текст меню и соответствующая функциональность сервиса будет соответствовать заданной стратегии сервиса <text:span text:style-name="T5">MCISme</text:span> (см. <text:a xlink:type="simple" xlink:href="#_Управление_перадресацией_вызовов_и "><text:span text:style-name="Internet_20_link">Управление перадресацией и фильтрацией пропущенных вызовов</text:span></text:a>)<text:span text:style-name="T5">:</text:span></text:p>
      <text:p text:style-name="P19"/>
      <text:list text:style-name="WW8Num4">
        <text:list-item>
          <text:p text:style-name="P69">Переадресация вызовов на коммутаторе (<text:span text:style-name="T5">MSC</text:span>). Сервис соединяется с коммутатором для запроса и установки параметров переадресации вызовов по заданным причинам. Разрешается установка переадресации на сервис “Кто звонил?”, на голосовую почту и на произвольный номер.</text:p>
        </text:list-item>
        <text:list-item>
          <text:p text:style-name="P69">Фильтрация событий сервисом <text:span text:style-name="T5">MCISme</text:span>. Сервис производит настройку причин фильтрации в профиле пользователя для разрешённых администратором причин. Разрешено влючить или выключить сервис для определённых причин.</text:p>
        </text:list-item>
      </text:list>
      <text:h text:style-name="Heading_20_3" text:outline-level="3">Главное меню</text:h>
      <text:p text:style-name="Standard">Диалог начинается с главного меню на экране мобильного телефона. Меню различны для двух стратегий переадресации и фильтрации вызовов.</text:p>
      <text:p text:style-name="Standard"/>
      <text:p text:style-name="P71">Стратегия переадресации</text:p>
      <text:p text:style-name="Standard"/>
      <text:p text:style-name="P72"><draw:g text:anchor-type="as-char" svg:y="0cm" draw:z-index="2" draw:style-name="gr1"><draw:rect draw:style-name="gr2" draw:text-style-name="P118" svg:width="5.746cm" svg:height="3.192cm" svg:x="0.002cm" svg:y="0.002cm"><text:p/></draw:rect><draw:frame draw:style-name="gr3" draw:text-style-name="P119" svg:width="5.746cm" svg:height="3.192cm" svg:x="0cm" svg:y="0cm"><draw:text-box><text:p text:style-name="P119"><text:span text:style-name="T21">Настройки пропущенных звонков:</text:span></text:p><text:p text:style-name="P119"><text:span text:style-name="T21">0&gt;Выход</text:span></text:p><text:p text:style-name="P119"><text:span text:style-name="T21">1&gt;Переадресация</text:span></text:p><text:p text:style-name="P119"><text:span text:style-name="T21">2&gt;Сервис "Кто звонил?"</text:span></text:p><text:p text:style-name="P119"><text:span text:style-name="T21">3&gt;SMS-Помощь</text:span></text:p></draw:text-box></draw:frame></draw:g></text:p>
      <text:p text:style-name="Standard"/>
      <text:p text:style-name="Standard">Для перехода к <text:a xlink:type="simple" xlink:href="#_Меню_просмотра_и_изменения настроек"><text:span text:style-name="Internet_20_link">меню настроек переадресации</text:span></text:a> следует выбрать 1. Для перехода к <text:a xlink:type="simple" xlink:href="#_Меню_просмотра_и_изменения настроек_1"><text:span text:style-name="Internet_20_link">меню настроек сервиса</text:span></text:a> следует выбрать 2. Для получения короткой справки в виде <text:span text:style-name="T5">SMS</text:span> сообщения – 3. Для выхода из меню сервиса – 0.</text:p>
      <text:p text:style-name="P97"/>
      <text:p text:style-name="P71">Стратегия фильтрации вызовов</text:p>
      <text:p text:style-name="Standard"/>
      <text:p text:style-name="P72"><draw:g text:anchor-type="as-char" svg:y="0cm" draw:z-index="3" draw:style-name="gr1"><draw:rect draw:style-name="gr2" draw:text-style-name="P118" svg:width="5.426cm" svg:height="2.872cm" svg:x="0cm" svg:y="0cm"><text:p/></draw:rect><draw:frame draw:style-name="gr3" draw:text-style-name="P119" svg:width="5.426cm" svg:height="2.872cm" svg:x="0cm" svg:y="0cm"><draw:text-box><text:p text:style-name="P119"><text:span text:style-name="T21">Сервис "Кто звонил?":</text:span></text:p><text:p text:style-name="P119"><text:span text:style-name="T21">0&gt;Выход</text:span></text:p><text:p text:style-name="P119"><text:span text:style-name="T21">1&gt;Настройка причин</text:span></text:p><text:p text:style-name="P119"><text:span text:style-name="T21">2&gt;Параметры сервиса</text:span></text:p><text:p text:style-name="P119"><text:span text:style-name="T21">3&gt;SMS-Помощь</text:span></text:p></draw:text-box></draw:frame></draw:g></text:p>
      <text:p text:style-name="Standard"/>
      <text:p text:style-name="Standard">Для перехода к <text:a xlink:type="simple" xlink:href="#_Меню_просмотра_и_изменения настроек_2"><text:span text:style-name="Internet_20_link">меню настроек фильтрации</text:span></text:a> вызовов следует выбрать 1. Для перехода к <text:a xlink:type="simple" xlink:href="#_Меню_просмотра_и_изменения настроек_1"><text:span text:style-name="Internet_20_link">меню настроек сервиса</text:span></text:a> следует выбрать 2. Для получения короткой справки в виде <text:span text:style-name="T5">SMS</text:span> сообщения – 3. Для выхода из меню сервиса – 0.</text:p>
      <text:h text:style-name="Heading_20_3" text:outline-level="3"><text:bookmark-start text:name="_Меню_просмотра_и_изменения настроек"/><text:bookmark-end text:name="_Меню_просмотра_и_изменения настроек"/>Меню просмотра и изменения настроек переадресации</text:h>
      <text:p text:style-name="Standard">В этом меню можно посмотреть текущие установки переадресации и изменить их если необходимо. Переадресация вызовов может быть установлена как безусловно, так и для определённых причин: “занято”, “абонент не отвечает” и “абонент недоступен”. Переадресовать вызовы можно на определённый номер, на сервис “Кто звонил ?”, на голосовую почту или отключить переадресацию по указанной причине. Меню доступно только при использовании стратегии переадресации.</text:p>
      <text:p text:style-name="Standard"/>
      <text:p text:style-name="P72"><draw:g text:anchor-type="as-char" svg:y="0cm" draw:z-index="4" draw:style-name="gr1"><draw:rect draw:style-name="gr2" draw:text-style-name="P118" svg:width="7.981cm" svg:height="3.192cm" svg:x="0cm" svg:y="0.002cm"><text:p/></draw:rect><draw:frame draw:style-name="gr3" draw:text-style-name="P119" svg:width="7.981cm" svg:height="3.192cm" svg:x="0cm" svg:y="0cm"><draw:text-box><text:p text:style-name="P119"><text:span text:style-name="T21">Переадресация:</text:span></text:p><text:p text:style-name="P119"><text:span text:style-name="T21">0&gt;назад</text:span></text:p><text:p text:style-name="P119"><text:span text:style-name="T21">1&gt;занято: &lt;текущая установка&gt;</text:span></text:p><text:p text:style-name="P119"><text:span text:style-name="T21">2&gt;не отвечает: &lt;текущая установка&gt;</text:span></text:p><text:p text:style-name="P119"><text:span text:style-name="T21">3&gt;не доступен: &lt;текущая установка&gt;</text:span></text:p><text:p text:style-name="P119"><text:span text:style-name="T21">4&gt;безусловно: </text:span><text:span text:style-name="T22">&lt;</text:span><text:span text:style-name="T21">текущая установка</text:span><text:span text:style-name="T22">&gt;</text:span></text:p></draw:text-box></draw:frame></draw:g></text:p>
      <text:p text:style-name="Standard"/>
      <text:p text:style-name="Standard">В меню представлен набор причин переадресации и их текущие установки на коммутаторе (“выкл”, “голос.почта”, “кто звонил” или телефонный номер).</text:p>
      <text:p text:style-name="Standard">Для возврата к главному меню следует выбрать 0, для перехода к подменю для изменения переадресации для определённой причины следует выбрать её номер (2, 3 или 4). Затем в появившемся подменю установить нужный параметр.</text:p>
      <text:p text:style-name="Standard"/>
      <text:p text:style-name="P72"><draw:g text:anchor-type="as-char" svg:y="0cm" draw:z-index="5" draw:style-name="gr1"><draw:rect draw:style-name="gr2" draw:text-style-name="P118" svg:width="5.426cm" svg:height="2.872cm" svg:x="0cm" svg:y="0cm"><text:p/></draw:rect><draw:frame draw:style-name="gr3" draw:text-style-name="P119" svg:width="5.426cm" svg:height="2.872cm" svg:x="0cm" svg:y="0cm"><draw:text-box><text:p text:style-name="P119"><text:span text:style-name="T21">Введите тел.номер или:</text:span></text:p><text:p text:style-name="P119"><text:span text:style-name="T21">0&gt;назад</text:span></text:p><text:p text:style-name="P119"><text:span text:style-name="T21">1&gt;выключить</text:span></text:p><text:p text:style-name="P119"><text:span text:style-name="T21">2&gt;голос.почта</text:span></text:p><text:p text:style-name="P119"><text:span text:style-name="T22">[ </text:span><text:span text:style-name="T21">3</text:span><text:span text:style-name="T22">&gt;</text:span><text:span text:style-name="T21">кто звонил</text:span><text:span text:style-name="T22"> ]</text:span></text:p></draw:text-box></draw:frame></draw:g></text:p>
      <text:p text:style-name="Standard"/>
      <text:p text:style-name="Standard">Для выбранной причины переадресации введите телефонный номер или выберите 0 для возврата к меню причин переадресации, 1 для отключения переадресации, 2 для установки переадресации на голосовую почту и 3 для использования сервиса “Кто звонил ?”. Пункта меню 3 может не быть если администратор сервиса запретил его установку для выбранной причины. После ввода опции произойдёт переход к предыдущей странице меню (причин переадресации).</text:p>
      <text:h text:style-name="Heading_20_3" text:outline-level="3"><text:bookmark-start text:name="_Меню_просмотра_и_изменения настроек_2"/><text:bookmark-end text:name="_Меню_просмотра_и_изменения настроек_2"/>Меню просмотра и изменения настроек фильтрации</text:h>
      <text:p text:style-name="Standard">В этом меню можно посмотреть текущие настройки фильтрации и изменить их если необходимо. Фильтрация вызовов может быть установлена для разрешённых администратором причин из списка: “занято”, “абонент не отвечает”, “абонент недоступен”, “тел. отлючен”. Меню доступно только при использовании стратегии фильтрации.</text:p>
      <text:p text:style-name="Standard"/>
      <text:p text:style-name="P72"><draw:g text:anchor-type="as-char" svg:y="0cm" draw:z-index="6" draw:style-name="gr1"><draw:rect draw:style-name="gr2" draw:text-style-name="P118" svg:width="7.023cm" svg:height="1.916cm" svg:x="0.002cm" svg:y="0cm"><text:p/></draw:rect><draw:frame draw:style-name="gr3" draw:text-style-name="P119" svg:width="7.023cm" svg:height="1.916cm" svg:x="0cm" svg:y="0cm"><draw:text-box><text:p text:style-name="P119"><text:span text:style-name="T21">Разрешить сервис для причин:</text:span></text:p><text:p text:style-name="P119"><text:span text:style-name="T21">0&gt;назад</text:span></text:p><text:p text:style-name="P119"><text:span text:style-name="T21">(</text:span><text:span text:style-name="T22">i</text:span><text:span text:style-name="T21">&gt; &lt;имя причины&gt; (да | нет))*</text:span></text:p></draw:text-box></draw:frame></draw:g></text:p>
      <text:p text:style-name="Standard"/>
      <text:p text:style-name="Standard">Чтобы разрешить/запретить работу сервиса по определённой причине следует выбрать соответствующее число (1..<text:span text:style-name="T5">n</text:span>). Для возврата в главное меню следует выбрать 0.</text:p>
      <text:h text:style-name="Heading_20_3" text:outline-level="3"><text:bookmark-start text:name="_Меню_просмотра_и_изменения настроек_1"/><text:bookmark-end text:name="_Меню_просмотра_и_изменения настроек_1"/>Меню просмотра и изменения настроек сервиса</text:h>
      <text:p text:style-name="Standard">Сервис “Кто звонил ?” поддерживает персональные настройки пользователя, которые позволяют: </text:p>
      <text:list text:style-name="WW8Num9">
        <text:list-item>
          <text:p text:style-name="P73">включить/выключить информирование о пропущенных звонках;</text:p>
        </text:list-item>
        <text:list-item>
          <text:p text:style-name="P73">выбрать шаблон сообщений (из заданных администратором);</text:p>
        </text:list-item>
        <text:list-item>
          <text:p text:style-name="P73">включить/выключить нотификации пользователю об абоненте, которому звонили. Нотофикации посылаются в момент, когда сервис проинформирует этого абонента о пропущенном звонке (например, абонент появится в сети);</text:p>
        </text:list-item>
        <text:list-item>
          <text:p text:style-name="P73">выбрать шаблон нотификаций (из заданных администратором).</text:p>
        </text:list-item>
      </text:list>
      <text:p text:style-name="Standard">В меню можно просмотреть и изменить указанные параметры.</text:p>
      <text:p text:style-name="Standard"/>
      <text:p text:style-name="P72"><draw:g text:anchor-type="as-char" svg:y="0cm" draw:z-index="7" draw:style-name="gr1"><draw:rect draw:style-name="gr2" draw:text-style-name="P118" svg:width="7.981cm" svg:height="3.192cm" svg:x="0cm" svg:y="0.002cm"><text:p/></draw:rect><draw:frame draw:style-name="gr3" draw:text-style-name="P119" svg:width="7.981cm" svg:height="3.192cm" svg:x="0cm" svg:y="0cm"><draw:text-box><text:p text:style-name="P119"><text:span text:style-name="T21">Уст-ки сервиса:</text:span></text:p><text:p text:style-name="P119"><text:span text:style-name="T21">0&gt;назад</text:span></text:p><text:p text:style-name="P119"><text:span text:style-name="T21">1&gt;sms абоненту <text:s/>(да | нет)</text:span></text:p><text:p text:style-name="P119"><text:span text:style-name="T21">2&gt;тип &lt;имя шаблона сообщения&gt;</text:span></text:p><text:p text:style-name="P119"><text:span text:style-name="T21">3&gt;sms звонившим (да | нет)</text:span></text:p><text:p text:style-name="P119"><text:span text:style-name="T21">4&gt;тип </text:span><text:span text:style-name="T22">&lt;</text:span><text:span text:style-name="T21">имя шаблона нотификации</text:span><text:span text:style-name="T22">&gt;</text:span></text:p></draw:text-box></draw:frame></draw:g></text:p>
      <text:p text:style-name="Standard"/>
      <text:p text:style-name="Standard">Для возврата в главное меню следует выбрать 0. Выбрав пункт 1 можно разрешить или запретить информирование о пропущенных звонках. Выбрав пункт 3 можно разрешить или запретить нотифицирование об абонентах в момент их информирования о звонке пользователя. Для перехода к подменю изменения шаблонов для сообщений или нотификаций следует выбрать 2 или 4 соответсвенно.</text:p>
      <text:p text:style-name="Standard"/>
      <text:p text:style-name="P72"><draw:g text:anchor-type="as-char" svg:y="0cm" draw:z-index="8" draw:style-name="gr1"><draw:rect draw:style-name="gr2" draw:text-style-name="P118" svg:width="7.023cm" svg:height="1.916cm" svg:x="0.002cm" svg:y="0cm"><text:p/></draw:rect><draw:frame draw:style-name="gr3" draw:text-style-name="P119" svg:width="7.023cm" svg:height="1.916cm" svg:x="0cm" svg:y="0cm"><draw:text-box><text:p text:style-name="P119"><text:span text:style-name="T21">Тип (сообщения </text:span><text:span text:style-name="T22">| </text:span><text:span text:style-name="T21">нотификации):</text:span></text:p><text:p text:style-name="P119"><text:span text:style-name="T21">0&gt;назад</text:span></text:p><text:p text:style-name="P119"><text:span text:style-name="T21">(</text:span><text:span text:style-name="T22">i</text:span><text:span text:style-name="T21">&gt; &lt;имя шаблона&gt;)*</text:span></text:p></draw:text-box></draw:frame></draw:g></text:p>
      <text:p text:style-name="Standard"/>
      <text:p text:style-name="Standard">Для выбора шаблона сообщения следует выбрать соответствующее число (1..<text:span text:style-name="T5">n</text:span>). Для возврата в предыдущее меню (настроек сервиса) следует выбрать 0.</text:p>
      <text:p text:style-name="Standard">Имена и формат шаблонов для сообщений и нотификаций определяется администратором.</text:p>
      <text:h text:style-name="Heading_20_3" text:outline-level="3">Поддержка коротких команд</text:h>
      <text:p text:style-name="P77">Кроме непосредственного взамодействия пользователя с системой <text:span text:style-name="T5">USSD</text:span> меню сервис поддерживает набор коротких команд для быстрого доступа. Пользователь может изменять настройки сервиса посредством набора коротких комманд. Для использования определённой комманды следует набрать на мобильном телефоне комбинацию *<text:span text:style-name="T5">XXX</text:span>*&lt;комманда&gt;#, где <text:span text:style-name="T5">XXX</text:span> номер сервиса. Некоторые команды различны в зависимости от стратегии выбранной администратором. <text:span text:style-name="T5">SMS</text:span>-справка по набору коротких команд: *<text:span text:style-name="T5">XXX</text:span>*0#.</text:p>
      <text:p text:style-name="Standard"/>
      <text:p text:style-name="P77">Команды для просмотра и изменения общих параметров сервиса:</text:p>
      <text:list text:style-name="WW8Num15">
        <text:list-item>
          <text:p text:style-name="P78">1 - посмотреть общие параметры сервиса;</text:p>
        </text:list-item>
        <text:list-item>
          <text:p text:style-name="P78">10 - включить/выключить сообщения от сервиса абоненту;</text:p>
        </text:list-item>
        <text:list-item>
          <text:p text:style-name="P78">11 - изменить тип сообщения (изменяется циклически из набора типов заданных администратором сервиса);</text:p>
        </text:list-item>
        <text:list-item>
          <text:p text:style-name="P78">12 - включить/выключить нотификации от сервиса звонившим;</text:p>
        </text:list-item>
        <text:list-item>
          <text:p text:style-name="P78">13 - изменить тип нотификации (изменяется циклически из набора типов заданных администратором сервиса).</text:p>
        </text:list-item>
      </text:list>
      <text:p text:style-name="P77">После изменения какого-либо параметра будет показан набор текущих установок, в виде:</text:p>
      <text:p text:style-name="P77"/>
      <text:p text:style-name="P72"><draw:g text:anchor-type="as-char" svg:y="0cm" draw:z-index="9" draw:style-name="gr1"><draw:rect draw:style-name="gr2" draw:text-style-name="P118" svg:width="7.981cm" svg:height="3.192cm" svg:x="0cm" svg:y="0.002cm"><text:p/></draw:rect><draw:frame draw:style-name="gr3" draw:text-style-name="P119" svg:width="7.981cm" svg:height="3.192cm" svg:x="0cm" svg:y="0cm"><draw:text-box><text:p text:style-name="P119"><text:span text:style-name="T21">Уст-ки сервиса изменены:</text:span></text:p><text:p text:style-name="P119"><text:span text:style-name="T21">sms абоненту: (да | нет)</text:span></text:p><text:p text:style-name="P119"><text:span text:style-name="T21">тип <text:s/>сообщений: &lt;имя шаблона&gt;</text:span></text:p><text:p text:style-name="P119"><text:span text:style-name="T21">sms звонившим: (да | нет)</text:span></text:p><text:p text:style-name="P119"><text:span text:style-name="T21">тип нотификацй &lt;имя шаблона&gt;</text:span></text:p></draw:text-box></draw:frame></draw:g></text:p>
      <text:p text:style-name="P77"/>
      <text:p text:style-name="P77"><text:span text:style-name="T17">Стратегия переадресации (МТС Новосибирск)</text:span></text:p>
      <text:p text:style-name="P77">Просмотр и изменение параметров переадресации вызовов:</text:p>
      <text:p text:style-name="P77"/>
      <text:list text:style-name="WW8Num6">
        <text:list-item>
          <text:p text:style-name="P83">2 - посмотреть настройки переадресации звонков</text:p>
        </text:list-item>
        <text:list-item>
          <text:p text:style-name="P83">занято: 20 выключить, 21 голос.почта, 22 сервис “Кто звонил?”</text:p>
        </text:list-item>
        <text:list-item>
          <text:p text:style-name="P83">не отвечает: 30 выключить, 31 голос.почта, 32 сервис “Кто звонил?”</text:p>
        </text:list-item>
        <text:list-item>
          <text:p text:style-name="P83">не доступен: 40 выключить, 41 голос.почта, 42 сервис “Кто звонил?”</text:p>
        </text:list-item>
        <text:list-item>
          <text:p text:style-name="P83">безусловно: 50 выключить, 51 голос.почта, 52 сервис “Кто звонил?”</text:p>
        </text:list-item>
      </text:list>
      <text:p text:style-name="P99"/>
      <text:p text:style-name="P77">Администратор может запретить некоторые причин, тогда эти причины будут недоступны для просмотра и изменения. При попытке изменить значение для запрещённой причины абоненту будет отосланно соответствующее сообщение.</text:p>
      <text:p text:style-name="P77">По успешному изменению значения для причины будет показан набор текущих установок, в виде: </text:p>
      <text:p text:style-name="Standard"/>
      <text:p text:style-name="P72"><draw:g text:anchor-type="as-char" svg:y="0cm" draw:z-index="10" draw:style-name="gr1"><draw:rect draw:style-name="gr2" draw:text-style-name="P118" svg:width="8.3cm" svg:height="2.874cm" svg:x="0.002cm" svg:y="0.002cm"><text:p/></draw:rect><draw:frame draw:style-name="gr3" draw:text-style-name="P119" svg:width="8.3cm" svg:height="2.874cm" svg:x="0cm" svg:y="0cm"><draw:text-box><text:p text:style-name="P119"><text:span text:style-name="T21">Уст-ки переадресации изменены:</text:span></text:p><text:p text:style-name="P119"><text:span text:style-name="T21">занято: &lt;текущая установка&gt;</text:span></text:p><text:p text:style-name="P119"><text:span text:style-name="T21">не отвечает: &lt;текущая установка&gt;</text:span></text:p><text:p text:style-name="P119"><text:span text:style-name="T21">не доступен: &lt;текущая установка&gt;</text:span></text:p><text:p text:style-name="P119"><text:span text:style-name="T21">безусловно: &lt;текущая установка&gt;</text:span></text:p></draw:text-box></draw:frame></draw:g></text:p>
      <text:p text:style-name="P77"/>
      <text:p text:style-name="P77"/>
      <text:p text:style-name="P77"/>
      <text:p text:style-name="P77"/>
      <text:p text:style-name="P77"><text:span text:style-name="T17">Стратегия фильтрации вызовов (МТС Казань)</text:span></text:p>
      <text:p text:style-name="P77">Просмотр и изменение параметров фильтрации вызовов:</text:p>
      <text:p text:style-name="P77"/>
      <text:list text:style-name="WW8Num7">
        <text:list-item>
          <text:p text:style-name="P88">2 - посмотреть установки причин для сервиса "Кто звонил?";</text:p>
        </text:list-item>
        <text:list-item>
          <text:p text:style-name="P88">20 - включить/выключить когда занято;</text:p>
        </text:list-item>
        <text:list-item>
          <text:p text:style-name="P88">21 - включить/выключить когда телефон отключен;</text:p>
        </text:list-item>
        <text:list-item>
          <text:p text:style-name="P88">22 - включить/выключить когда не отвечает;</text:p>
        </text:list-item>
        <text:list-item>
          <text:p text:style-name="P88">23 - включить/выключить когда не доступен;</text:p>
        </text:list-item>
        <text:list-item>
          <text:p text:style-name="P88">24 - включить/выключить безусловно.</text:p>
        </text:list-item>
      </text:list>
      <text:p text:style-name="P100"/>
      <text:p text:style-name="P77">Администратор может запретить некоторые причин, тогда эти причины будут недоступны для просмотра и изменения. При попытке изменить значение для запрещённой причины абоненту будет отосланно соответствующее сообщение.</text:p>
      <text:p text:style-name="P77">По успешному изменению значения для причины будет показан набор текущих установок, в виде:</text:p>
      <text:p text:style-name="Standard"/>
      <text:p text:style-name="P72"><draw:g text:anchor-type="as-char" svg:y="0cm" draw:z-index="11" draw:style-name="gr1"><draw:rect draw:style-name="gr2" draw:text-style-name="P118" svg:width="7.023cm" svg:height="1.916cm" svg:x="0.002cm" svg:y="0cm"><text:p/></draw:rect><draw:frame draw:style-name="gr3" draw:text-style-name="P119" svg:width="7.023cm" svg:height="1.916cm" svg:x="0cm" svg:y="0cm"><draw:text-box><text:p text:style-name="P119"><text:span text:style-name="T21">Cервис установлен для причин:</text:span></text:p><text:p text:style-name="P119"><text:span text:style-name="T21">(</text:span><text:span text:style-name="T22">i</text:span><text:span text:style-name="T21">&gt; &lt;имя причины&gt; (да | нет))*</text:span></text:p></draw:text-box></draw:frame></draw:g></text:p>
      <text:h text:style-name="P10" text:outline-level="2" text:is-list-header="true">Взаимодействие с сигнальной сетью</text:h>
      <text:p text:style-name="Standard">Платформа <text:title>MCISme</text:title> с точки зрения сети сигнализации является пунктом, обрабатывающая сообщения <text:span text:style-name="T5">ISUP</text:span> протокола. Используется квазисвязанный режим. Протокол взаимодействия проиллюстрирован ниже.</text:p>
      <text:p text:style-name="Standard"><draw:frame draw:style-name="fr3" draw:name="graphics3" text:anchor-type="char" svg:y="0.3cm" svg:width="13.547cm" svg:height="5.239cm" draw:z-index="34"><draw:image xlink:href="Pictures/2000005000022FF70000E768FE6E4616.wmf" xlink:type="simple" xlink:show="embed" xlink:actuate="onLoad"/></draw:frame><text:span text:style-name="T10">IAM</text:span><text:span text:style-name="T16"> – начальное адресное сообщение</text:span></text:p>
      <text:p text:style-name="Standard"><text:span text:style-name="T10">REL</text:span><text:span text:style-name="T16"> – разъединение, коды причин задаются в конфигурации платформы</text:span></text:p>
      <text:p text:style-name="Standard"><text:span text:style-name="T10">RLC</text:span><text:span text:style-name="T16"> – разъединение завершено</text:span></text:p>
      <text:p text:style-name="P101">Ниже приведены примеры указанных сообщений в частично декодированной форме:</text:p>
      <text:p text:style-name="P5"><text:span text:style-name="T5">Frame 1 (</text:span><text:span text:style-name="T5">IAM)</text:span></text:p>
      <text:p text:style-name="P3">Message Transfer Part Level 2</text:p>
      <text:p text:style-name="P3">Message Transfer Part Level 3</text:p>
      <text:p text:style-name="P3">ISDN User Part</text:p>
      <text:p text:style-name="P3"><text:s text:c="4"/>CIC: 2</text:p>
      <text:p text:style-name="P3"><text:s text:c="4"/>Message type: Initial address (1)</text:p>
      <text:p text:style-name="P3"><text:s text:c="4"/>Nature of Connection Indicators: 0x0</text:p>
      <text:p text:style-name="P3"><text:s text:c="4"/>Forward Call Indicators: 0x6001</text:p>
      <text:p text:style-name="P3"><text:s text:c="4"/>Calling Party's category: 0xa (ordinary calling subscriber)</text:p>
      <text:p text:style-name="P3"><text:s text:c="4"/>Transmission medium requirement: 0 (speech)</text:p>
      <text:p text:style-name="P3"><text:s text:c="4"/>Called Party Number: 3832999971F</text:p>
      <text:p text:style-name="P3"><text:s text:c="4"/>Pointer to start of optional part: 10</text:p>
      <text:p text:style-name="P3"><text:s text:c="4"/>Calling Party Number: 9139167634</text:p>
      <text:p text:style-name="P3"><text:s text:c="4"/>Optional forward call indicators: non-CUG call (128)</text:p>
      <text:p text:style-name="P3"><text:s text:c="4"/>Redirecting Number: 9139859489</text:p>
      <text:p text:style-name="P3"><text:s text:c="4"/>Redirection Information</text:p>
      <text:p text:style-name="P3"><text:s text:c="4"/>Original Called Number: 9139859489</text:p>
      <text:p text:style-name="P3"><text:s text:c="4"/>User service information, (3 bytes length)</text:p>
      <text:p text:style-name="P3"><text:s text:c="4"/>Propagation delay counter = 90 ms</text:p>
      <text:p text:style-name="P3"><text:s text:c="4"/>MLPP precedence: NI = 0700, MLPP service domain = 0xff</text:p>
      <text:p text:style-name="P3"><text:s text:c="4"/>Location number: 79139860001</text:p>
      <text:p text:style-name="P3"><text:s text:c="4"/>Parameter compatibility information (6 bytes length)</text:p>
      <text:p text:style-name="P3"><text:s text:c="4"/>End of optional parameters (0)</text:p>
      <text:p text:style-name="P3"/>
      <text:p text:style-name="P3">0000 <text:s/>02 03 ff c5 f3 bb fd 2e 02 00 01 00 60 01 0a 00 <text:s text:c="2"/>............`...</text:p>
      <text:p text:style-name="P3">0010 <text:s/>02 0a 08 81 90 83 23 99 99 17 0f 0a 07 03 13 19 <text:s text:c="2"/>......#.........</text:p>
      <text:p text:style-name="P3">0020 <text:s/>93 61 67 43 08 01 80 0b 07 03 10 19 93 58 49 98 <text:s text:c="2"/>.agC.........XI.</text:p>
      <text:p text:style-name="P3">0030 <text:s/>13 02 23 21 28 07 03 10 19 93 58 49 98 1d 03 80 <text:s text:c="2"/>..#!(.....XI....</text:p>
      <text:p text:style-name="P3">0040 <text:s/>90 a3 31 02 00 5a 3a 06 43 07 00 00 00 ff 3f 08 <text:s text:c="2"/>..1..Z:.C.....?.</text:p>
      <text:p text:style-name="P3">0050 <text:s/>84 93 97 31 89 06 00 01 39 06 31 d0 3a d0 3f c0 <text:s text:c="2"/>...1....9.1.:.?.</text:p>
      <text:p text:style-name="P3">0060 <text:s/>00 <text:s text:c="47"/>.</text:p>
      <text:p text:style-name="P6"/>
      <text:p text:style-name="P1"><text:span text:style-name="T5">Frame 2 (REL)</text:span></text:p>
      <text:p text:style-name="P3">Message Transfer Part Level 2</text:p>
      <text:p text:style-name="P3">Message Transfer Part Level 3</text:p>
      <text:p text:style-name="P3">ISDN User Part</text:p>
      <text:p text:style-name="P3"><text:s text:c="4"/>CIC: 2</text:p>
      <text:p text:style-name="P3"><text:s text:c="4"/>Message type: Release (12)</text:p>
      <text:p text:style-name="P3"><text:s text:c="4"/>Cause indicators, see Q.850 (2 bytes length)</text:p>
      <text:p text:style-name="P3"><text:s text:c="8"/>Mandatory Parameter: 18 (Cause indicators)</text:p>
      <text:p text:style-name="P3"><text:s text:c="8"/>Pointer to Parameter: 2</text:p>
      <text:p text:style-name="P3"><text:s text:c="8"/>Parameter length: 2</text:p>
      <text:p text:style-name="P3"><text:s text:c="8"/>Cause indicators (-&gt; Q.850)</text:p>
      <text:p text:style-name="P3"><text:s text:c="8"/>.... 0000 = Cause location: User (U) (0)</text:p>
      <text:p text:style-name="P3"><text:s text:c="8"/>.00. .... = Coding standard: ITU-T standardized coding (0x00)</text:p>
      <text:p text:style-name="P3"><text:s text:c="8"/>1... .... = Extension indicator: last octet</text:p>
      <text:p text:style-name="P3"><text:s text:c="8"/>.001 0011 = Cause indicator: No answer from user (user alerted) (19)</text:p>
      <text:p text:style-name="P3"><text:s text:c="8"/>1... .... = Extension indicator: last octet</text:p>
      <text:p text:style-name="P3"><text:s text:c="4"/>No optional parameter present (Pointer: 0)</text:p>
      <text:p text:style-name="P3"/>
      <text:p text:style-name="P3">0000 <text:s/>02 03 ff e5 f6 fb fc 2e 02 00 0c 02 00 02 80 93 <text:s text:c="2"/>................</text:p>
      <text:p text:style-name="P4"><text:span text:style-name="T5">Frame 3 (RLC)</text:span></text:p>
      <text:p text:style-name="P2">Message Transfer Part Level 2</text:p>
      <text:p text:style-name="P2">Message Transfer Part Level 3</text:p>
      <text:p text:style-name="P2">ISDN User Part</text:p>
      <text:p text:style-name="P2"><text:s text:c="4"/>CIC: 2</text:p>
      <text:p text:style-name="P2"><text:s text:c="4"/>Message type: Release complete (16)</text:p>
      <text:p text:style-name="P2"><text:s text:c="4"/>No optional parameter present (Pointer: 0)</text:p>
      <text:p text:style-name="P2"/>
      <text:p text:style-name="P2">0000 <text:s/>02 03 ff c5 f3 bb fd 2e 02 00 10 00 <text:s text:c="14"/>............</text:p>
      <text:p text:style-name="P105"><text:span text:style-name="Heading_20_2_20_Char"><text:span text:style-name="T5">Revision History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Date</text:p>
          </table:table-cell>
          <table:table-cell table:style-name="Table2.A1" office:value-type="string">
            <text:p text:style-name="P16">Version</text:p>
          </table:table-cell>
          <table:table-cell table:style-name="Table2.A1" office:value-type="string">
            <text:p text:style-name="P16">Description</text:p>
          </table:table-cell>
          <table:table-cell table:style-name="Table2.D1" office:value-type="string">
            <text:p text:style-name="P16">Author</text:p>
          </table:table-cell>
        </table:table-row>
        <table:table-row table:style-name="Table2.1">
          <table:table-cell table:style-name="Table2.A2" office:value-type="string">
            <text:p text:style-name="P112"><text:span text:style-name="T5">1</text:span>8 <text:span text:style-name="T5">May</text:span> 200<text:span text:style-name="T5">4</text:span></text:p>
          </table:table-cell>
          <table:table-cell table:style-name="Table2.A2" office:value-type="string">
            <text:p text:style-name="P112">1.0</text:p>
          </table:table-cell>
          <table:table-cell table:style-name="Table2.A2" office:value-type="string">
            <text:p text:style-name="P114"><text:span text:style-name="T5">First</text:span> draft</text:p>
          </table:table-cell>
          <table:table-cell table:style-name="Table2.D2" office:value-type="string">
            <text:p text:style-name="P112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115">16 Aug 2004</text:p>
          </table:table-cell>
          <table:table-cell table:style-name="Table2.A2" office:value-type="string">
            <text:p text:style-name="P115">1.1</text:p>
          </table:table-cell>
          <table:table-cell table:style-name="Table2.A2" office:value-type="string">
            <text:p text:style-name="P114">Добавлено описание протокола взаимодействия с сигнальной сетью</text:p>
          </table:table-cell>
          <table:table-cell table:style-name="Table2.D2" office:value-type="string">
            <text:p text:style-name="P112">Виктор Рыжков</text:p>
          </table:table-cell>
        </table:table-row>
        <table:table-row table:style-name="Table2.1">
          <table:table-cell table:style-name="Table2.A2" office:value-type="string">
            <text:p text:style-name="P115">28 Oct 2004</text:p>
          </table:table-cell>
          <table:table-cell table:style-name="Table2.A2" office:value-type="string">
            <text:p text:style-name="P115">1.2</text:p>
          </table:table-cell>
          <table:table-cell table:style-name="Table2.A2" office:value-type="string">
            <text:p text:style-name="P114">Добавлено описание сервиса <text:span text:style-name="T5">MCIProf</text:span></text:p>
          </table:table-cell>
          <table:table-cell table:style-name="Table2.D2" office:value-type="string">
            <text:p text:style-name="P112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112">16 <text:span text:style-name="T5">Nov 2004</text:span></text:p>
          </table:table-cell>
          <table:table-cell table:style-name="Table2.A2" office:value-type="string">
            <text:p text:style-name="P115">1.3</text:p>
          </table:table-cell>
          <table:table-cell table:style-name="Table2.A2" office:value-type="string">
            <text:p text:style-name="P114">Добавлено описание <text:span text:style-name="T5">USSD</text:span> страниц для сервиса <text:span text:style-name="T5">MCIProf</text:span></text:p>
          </table:table-cell>
          <table:table-cell table:style-name="Table2.D2" office:value-type="string">
            <text:p text:style-name="P112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112">20 <text:span text:style-name="T5">Dec 2004</text:span></text:p>
          </table:table-cell>
          <table:table-cell table:style-name="Table2.A2" office:value-type="string">
            <text:p text:style-name="P115">1.4</text:p>
          </table:table-cell>
          <table:table-cell table:style-name="Table2.A2" office:value-type="string">
            <text:p text:style-name="P114">Добавлено руководство пользования <text:span text:style-name="T5">USSD</text:span> меню для сервиса <text:span text:style-name="T5">MCIProf</text:span></text:p>
          </table:table-cell>
          <table:table-cell table:style-name="Table2.D2" office:value-type="string">
            <text:p text:style-name="P112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112">07 <text:span text:style-name="T5">Jun 2005</text:span></text:p>
          </table:table-cell>
          <table:table-cell table:style-name="Table2.A2" office:value-type="string">
            <text:p text:style-name="P115">1.5</text:p>
          </table:table-cell>
          <table:table-cell table:style-name="Table2.A2" office:value-type="string">
            <text:p text:style-name="P114">Короткие команды в <text:span text:style-name="T5">USSD</text:span> меню</text:p>
          </table:table-cell>
          <table:table-cell table:style-name="Table2.D2" office:value-type="string">
            <text:p text:style-name="P112"><text:span text:style-name="T5">Victor</text:span> <text:span text:style-name="T5">V</text:span>. <text:span text:style-name="T5">Makarov</text:span></text:p>
          </table:table-cell>
        </table:table-row>
        <table:table-row table:style-name="Table2.1">
          <table:table-cell table:style-name="Table2.A2" office:value-type="string">
            <text:p text:style-name="P112">07 <text:span text:style-name="T5">Sep 2005</text:span></text:p>
          </table:table-cell>
          <table:table-cell table:style-name="Table2.A2" office:value-type="string">
            <text:p text:style-name="P115">1.6</text:p>
          </table:table-cell>
          <table:table-cell table:style-name="Table2.A2" office:value-type="string">
            <text:p text:style-name="P114">В секцию “Конфигурирование причин переадресации на сервсис” добавлено упоминание новых стратегий: смешанной и основанной на правилах</text:p>
            <text:p text:style-name="P113">Изменено название “Параметры ограничений и области действия в мобильной сети” на “ Параметры связи с коммутаторами ”</text:p>
            <text:p text:style-name="P113">Добавлено “Параметры правил формирования кода причины отбоя переадресации”</text:p>
          </table:table-cell>
          <table:table-cell table:style-name="Table2.D2" office:value-type="string">
            <text:p text:style-name="P112">Виктор Рыжков</text:p>
          </table:table-cell>
        </table:table-row>
        <table:table-row table:style-name="Table2.1">
          <table:table-cell table:style-name="Table2.A2" office:value-type="string">
            <text:p text:style-name="P115">31 May 2006</text:p>
          </table:table-cell>
          <table:table-cell table:style-name="Table2.A2" office:value-type="string">
            <text:p text:style-name="P115">2.0</text:p>
          </table:table-cell>
          <table:table-cell table:style-name="Table2.A2" office:value-type="string">
            <text:p text:style-name="P114">Перешли<text:span text:style-name="T5"> </text:span>к<text:span text:style-name="T5"> </text:span>версси<text:span text:style-name="T5"> MCISme 2.0. </text:span>Из текста убрали термин «источник данных» и все параметры конфигурации сервиса.</text:p>
          </table:table-cell>
          <table:table-cell table:style-name="Table2.D2" office:value-type="string">
            <text:p text:style-name="P112">Рутман Михаил</text:p>
          </table:table-cell>
        </table:table-row>
        <table:table-row table:style-name="Table2.1">
          <table:table-cell table:style-name="Table2.A2" office:value-type="string">
            <text:p text:style-name="P115">15 Jul 008</text:p>
          </table:table-cell>
          <table:table-cell table:style-name="Table2.A2" office:value-type="string">
            <text:p text:style-name="P115">2.1</text:p>
          </table:table-cell>
          <table:table-cell table:style-name="Table2.A2" office:value-type="string">
            <text:p text:style-name="P114">Добавлен пункт 3.3 Обработка событий</text:p>
          </table:table-cell>
          <table:table-cell table:style-name="Table2.D2" office:value-type="string">
            <text:p text:style-name="P112">Луговой Сергей</text:p>
          </table:table-cell>
        </table:table-row>
      </table:table>
      <text:p text:style-name="Title"><text:span text:style-name="Internet_20_link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2" style:family="text">
      <style:text-properties style:font-name="Wingdings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Document_20_Field_20_Char" style:display-name="Document Field Char" style:family="text" style:parent-style-name="Основной_20_шрифт_20_абзаца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Основной_20_шрифт_20_абзаца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Основной_20_шрифт_20_абзаца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Heading_20_4_20_Char" style:display-name="Heading 4 Char" style:family="text" style:parent-style-name="Основной_20_шрифт_20_абзаца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3" text:style-name="WW8Num1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016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286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556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826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096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7.366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636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906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1.1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4z1" style:num-suffix="." text:bullet-char="">
        <style:list-level-properties text:space-before="1.77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62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032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302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572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842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7.112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38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652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92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6z0" style:num-suffix="." text:bullet-char="">
        <style:list-level-properties text:space-before="2.272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177cm" text:min-label-distance="0.318cm" fo:text-align="end"/>
      </text:list-level-style-number>
      <text:list-level-style-number text:level="4" style:num-suffix="." style:num-format="1">
        <style:list-level-properties text:space-before="4.812cm" text:min-label-width="0.635cm"/>
      </text:list-level-style-number>
      <text:list-level-style-number text:level="5" style:num-suffix="." style:num-format="a" style:num-letter-sync="true">
        <style:list-level-properties text:space-before="6.082cm" text:min-label-width="0.635cm"/>
      </text:list-level-style-number>
      <text:list-level-style-number text:level="6" style:num-suffix="." style:num-format="i">
        <style:list-level-properties text:min-label-width="7.987cm" text:min-label-distance="0.318cm" fo:text-align="end"/>
      </text:list-level-style-number>
      <text:list-level-style-number text:level="7" style:num-suffix="." style:num-format="1">
        <style:list-level-properties text:space-before="8.622cm" text:min-label-width="0.635cm"/>
      </text:list-level-style-number>
      <text:list-level-style-number text:level="8" style:num-suffix="." style:num-format="a" style:num-letter-sync="true">
        <style:list-level-properties text:space-before="9.892cm" text:min-label-width="0.635cm"/>
      </text:list-level-style-number>
      <text:list-level-style-number text:level="9" style:num-suffix="." style:num-format="i">
        <style:list-level-properties text:min-label-width="11.79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style style:name="Table4" style:family="table">
      <style:table-properties style:width="16.494cm" fo:margin-left="0.009cm" table:align="left" style:writing-mode="lr-tb"/>
    </style:style>
    <style:style style:name="Table4.A" style:family="table-column">
      <style:table-column-properties style:column-width="4.754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9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bottom" fo:padding="0cm" fo:border="none" style:writing-mode="lr-tb"/>
    </style:style>
    <style:style style:name="Table4.B1.1" style:family="table-column">
      <style:table-column-properties style:column-width="11.74cm"/>
    </style:style>
    <style:style style:name="Table4.B1.1" style:family="table-row">
      <style:table-row-properties style:row-height="0.4cm" style:keep-together="false" fo:keep-together="always"/>
    </style:style>
    <style:style style:name="Table4.B1.1.1" style:family="table-cell">
      <style:table-cell-properties style:vertical-align="middle" fo:padding="0cm" fo:border="none" style:writing-mode="lr-tb"/>
    </style:style>
    <style:style style:name="Table5" style:family="table">
      <style:table-properties style:width="16.494cm" fo:margin-left="0.009cm" table:align="left" style:writing-mode="lr-tb"/>
    </style:style>
    <style:style style:name="Table5.A" style:family="table-column">
      <style:table-column-properties style:column-width="4.754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9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bottom" fo:padding="0cm" fo:border="none" style:writing-mode="lr-tb"/>
    </style:style>
    <style:style style:name="Table5.B1.1" style:family="table-column">
      <style:table-column-properties style:column-width="11.74cm"/>
    </style:style>
    <style:style style:name="Table5.B1.1" style:family="table-row">
      <style:table-row-properties style:row-height="0.4cm" style:keep-together="false" fo:keep-together="always"/>
    </style:style>
    <style:style style:name="Table5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/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bottom="0.554cm" style:dynamic-spacing="true"/>
      </style:header-style>
      <style:footer-style>
        <style:header-footer-properties fo:min-height="0.97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draw:frame draw:style-name="fr1" draw:name="graphics4" text:anchor-type="as-char" svg:width="4.454cm" svg:height="0.543cm" draw:z-index="15"><draw:image xlink:href="Pictures/10000000000001840000003053C7E16C.pn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Table4.B1.1"/>
                <table:table-row table:style-name="Table4.B1.1">
                  <table:table-cell table:style-name="Table4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4.B1.1">
                  <table:table-cell table:style-name="Table4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4.B1.1">
            <table:table-cell table:style-name="Table4.A1" office:value-type="string">
              <text:p text:style-name="P3"/>
            </table:table-cell>
            <table:table-cell table:style-name="Table4.B1.1.1" office:value-type="string">
              <text:p text:style-name="P4">Конфиденциально</text:p>
            </table:table-cell>
            <table:table-cell table:style-name="Table4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text:span text:style-name="T2"></text:span> Eyeline Communications, 2004-2008<text:tab/><text:tab/></text:p>
      </style:footer>
    </style:master-page>
    <style:master-page style:name="Convert_20_1" style:display-name="Convert 1" style:page-layout-name="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/>
            </table:table-cell>
            <table:table-cell table:number-columns-spanned="2">
              <table:table table:is-sub-table="true">
                <table:table-column table:style-name="Table5.B1.1"/>
                <table:table-row table:style-name="Table5.B1.1">
                  <table:table-cell table:style-name="Table5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5.B1.1">
                  <table:table-cell table:style-name="Table5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5.B1.1">
            <table:table-cell table:style-name="Table5.A1" office:value-type="string">
              <text:p text:style-name="P3"/>
            </table:table-cell>
            <table:table-cell table:style-name="Table5.B1.1.1" office:value-type="string">
              <text:p text:style-name="P4">Конфиденциально</text:p>
            </table:table-cell>
            <table:table-cell table:style-name="Table5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draw:frame draw:style-name="fr2" draw:name="Frame1" text:anchor-type="paragraph" svg:x="18.56cm" svg:y="0.009cm" svg:width="0.917cm" svg:height="0.633cm" draw:z-index="14"><draw:text-box><text:p text:style-name="Footer"><text:span text:style-name="Page_20_Number"><text:page-number text:select-page="current">20</text:page-number></text:span></text:p></draw:text-box></draw:frame><text:span text:style-name="T2"></text:span> Eyeline Communications, <text:span text:style-name="T4">2004-</text:span>200<text:span text:style-name="T4">8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MCISme</dc:title>
    <dc:subject>Техническое описание</dc:subject>
    <meta:initial-creator>Vistor V. Makarov</meta:initial-creator>
    <meta:creation-date>2006-05-31T16:30:00</meta:creation-date>
    <dc:date>2008-07-16T12:54:30</dc:date>
    <dc:language>en</dc:language>
    <meta:editing-cycles>5</meta:editing-cycles>
    <meta:editing-duration>PT41M23S</meta:editing-duration>
    <meta:user-defined meta:name="Info 1"/>
    <meta:user-defined meta:name="Info 2"/>
    <meta:user-defined meta:name="Info 3"/>
    <meta:user-defined meta:name="Info 4"/>
    <meta:user-defined meta:name="Date" meta:value-type="string">23.07.2003</meta:user-defined>
    <meta:user-defined meta:name="Version" meta:value-type="string">0.1</meta:user-defined>
    <meta:user-defined meta:name="center" meta:value-type="string">SMS центр</meta:user-defined>
    <meta:document-statistic meta:table-count="4" meta:image-count="4" meta:object-count="0" meta:page-count="23" meta:paragraph-count="438" meta:word-count="4289" meta:character-count="33456"/>
  </office:meta>
</office:document-meta>
</file>